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3.769cm"/>
    </style:style>
    <style:style style:name="co3" style:family="table-column">
      <style:table-column-properties fo:break-before="auto" style:column-width="1.228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1.379cm"/>
    </style:style>
    <style:style style:name="co7" style:family="table-column">
      <style:table-column-properties fo:break-before="auto" style:column-width="1.65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496cm"/>
    </style:style>
    <style:style style:name="co10" style:family="table-column">
      <style:table-column-properties fo:break-before="auto" style:column-width="3.16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8.251cm" svg:height="18.052cm" svg:x="1.252cm" svg:y="0.712cm">
            <draw:object draw:notify-on-update-of-ranges="Лист1.B3:Лист1.B17 Лист1.M3:Лист1.M17 Лист1.N3:Лист1.N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8.251cm" svg:height="18.052cm" svg:x="15.624cm" svg:y="3.457cm">
            <draw:object draw:notify-on-update-of-ranges="Лист1.B3:Лист1.B17 Лист1.O3:Лист1.O17 Лист1.P3:Лист1.P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3"/>
          <table:table-cell office:value-type="string">
            <text:p>BEFORE</text:p>
          </table:table-cell>
          <table:table-cell table:number-columns-repeated="3"/>
          <table:table-cell office:value-type="string">
            <text:p>AFTER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building</text:p>
          </table:table-cell>
          <table:table-cell office:value-type="string">
            <text:p>street</text:p>
          </table:table-cell>
          <table:table-cell office:value-type="string">
            <text:p>settlement</text:p>
          </table:table-cell>
          <table:table-cell office:value-type="string">
            <text:p>region</text:p>
          </table:table-cell>
          <table:table-cell office:value-type="string">
            <text:p>building</text:p>
          </table:table-cell>
          <table:table-cell office:value-type="string">
            <text:p>street</text:p>
          </table:table-cell>
          <table:table-cell office:value-type="string">
            <text:p>settlement</text:p>
          </table:table-cell>
          <table:table-cell office:value-type="string">
            <text:p>region</text:p>
          </table:table-cell>
          <table:table-cell office:value-type="string">
            <text:p>sum</text:p>
          </table:table-cell>
          <table:table-cell office:value-type="string">
            <text:p>%bld-before</text:p>
          </table:table-cell>
          <table:table-cell office:value-type="string">
            <text:p>%bld-after</text:p>
          </table:table-cell>
          <table:table-cell office:value-type="string">
            <text:p>%bld&amp;street-before</text:p>
          </table:table-cell>
          <table:table-cell office:value-type="string">
            <text:p>%bld&amp;street-after</text:p>
          </table:table-cell>
        </table:table-row>
        <table:table-row table:style-name="ro2">
          <table:table-cell office:value-type="string">
            <text:p>Moscow</text:p>
          </table:table-cell>
          <table:table-cell table:formula="of:=CONCATENATE([.A3];&quot; (n=&quot;;[.L3];&quot;)&quot;)" office:value-type="string" office:string-value="Moscow (n=136)">
            <text:p>Moscow (n=136)</text:p>
          </table:table-cell>
          <table:table-cell office:value-type="string">
            <text:p>MOW</text:p>
          </table:table-cell>
          <table:table-cell office:value-type="float" office:value="68">
            <text:p>68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SUM([.H3:.K3])" office:value-type="float" office:value="136">
            <text:p>136</text:p>
          </table:table-cell>
          <table:table-cell table:style-name="ce1" table:formula="of:=[.D3]*100/SUM([.D3:.G3])" office:value-type="float" office:value="50">
            <text:p>50</text:p>
          </table:table-cell>
          <table:table-cell table:style-name="ce1" table:formula="of:=[.H3]*100/SUM([.H3:.K3])" office:value-type="float" office:value="96.3235294117647">
            <text:p>96</text:p>
          </table:table-cell>
          <table:table-cell table:style-name="ce1" table:formula="of:=([.D3]+[.E3])*100/SUM([.D3:.G3])" office:value-type="float" office:value="84.5588235294118">
            <text:p>85</text:p>
          </table:table-cell>
          <table:table-cell table:style-name="ce1" table:formula="of:=([.H3]+[.I3])*100/SUM([.H3:.K3])" office:value-type="float" office:value="100">
            <text:p>100</text:p>
          </table:table-cell>
        </table:table-row>
        <table:table-row table:style-name="ro2">
          <table:table-cell office:value-type="string">
            <text:p>St.Petersburg</text:p>
          </table:table-cell>
          <table:table-cell table:formula="of:=CONCATENATE([.A4];&quot; (n=&quot;;[.L4];&quot;)&quot;)" office:value-type="string" office:string-value="St.Petersburg (n=95)">
            <text:p>St.Petersburg (n=95)</text:p>
          </table:table-cell>
          <table:table-cell office:value-type="string">
            <text:p>SPE</text:p>
          </table:table-cell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4:.K4])" office:value-type="float" office:value="95">
            <text:p>95</text:p>
          </table:table-cell>
          <table:table-cell table:style-name="ce1" table:formula="of:=[.D4]*100/SUM([.D4:.G4])" office:value-type="float" office:value="60">
            <text:p>60</text:p>
          </table:table-cell>
          <table:table-cell table:style-name="ce1" table:formula="of:=[.H4]*100/SUM([.H4:.K4])" office:value-type="float" office:value="95.7894736842105">
            <text:p>96</text:p>
          </table:table-cell>
          <table:table-cell table:style-name="ce1" table:formula="of:=([.D4]+[.E4])*100/SUM([.D4:.G4])" office:value-type="float" office:value="84.2105263157895">
            <text:p>84</text:p>
          </table:table-cell>
          <table:table-cell table:style-name="ce1" table:formula="of:=([.H4]+[.I4])*100/SUM([.H4:.K4])" office:value-type="float" office:value="96.8421052631579">
            <text:p>97</text:p>
          </table:table-cell>
        </table:table-row>
        <table:table-row table:style-name="ro2">
          <table:table-cell office:value-type="string">
            <text:p>Arkhangels</text:p>
          </table:table-cell>
          <table:table-cell table:formula="of:=CONCATENATE([.A5];&quot; (n=&quot;;[.L5];&quot;)&quot;)" office:value-type="string" office:string-value="Arkhangels (n=94)">
            <text:p>Arkhangels (n=94)</text:p>
          </table:table-cell>
          <table:table-cell office:value-type="string">
            <text:p>ARK</text:p>
          </table:table-cell>
          <table:table-cell table:number-columns-repeated="2"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SUM([.H5:.K5])" office:value-type="float" office:value="94">
            <text:p>94</text:p>
          </table:table-cell>
          <table:table-cell table:style-name="ce1" table:formula="of:=[.D5]*100/SUM([.D5:.G5])" office:value-type="float" office:value="34.0425531914894">
            <text:p>34</text:p>
          </table:table-cell>
          <table:table-cell table:style-name="ce1" table:formula="of:=[.H5]*100/SUM([.H5:.K5])" office:value-type="float" office:value="44.6808510638298">
            <text:p>45</text:p>
          </table:table-cell>
          <table:table-cell table:style-name="ce1" table:formula="of:=([.D5]+[.E5])*100/SUM([.D5:.G5])" office:value-type="float" office:value="68.0851063829787">
            <text:p>68</text:p>
          </table:table-cell>
          <table:table-cell table:style-name="ce1" table:formula="of:=([.H5]+[.I5])*100/SUM([.H5:.K5])" office:value-type="float" office:value="80.8510638297872">
            <text:p>81</text:p>
          </table:table-cell>
        </table:table-row>
        <table:table-row table:style-name="ro2">
          <table:table-cell office:value-type="string">
            <text:p>Sverdlovsk</text:p>
          </table:table-cell>
          <table:table-cell table:formula="of:=CONCATENATE([.A6];&quot; (n=&quot;;[.L6];&quot;)&quot;)" office:value-type="string" office:string-value="Sverdlovsk (n=191)">
            <text:p>Sverdlovsk (n=191)</text:p>
          </table:table-cell>
          <table:table-cell office:value-type="string">
            <text:p>SVE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SUM([.H6:.K6])" office:value-type="float" office:value="191">
            <text:p>191</text:p>
          </table:table-cell>
          <table:table-cell table:style-name="ce1" table:formula="of:=[.D6]*100/SUM([.D6:.G6])" office:value-type="float" office:value="32.4607329842932">
            <text:p>32</text:p>
          </table:table-cell>
          <table:table-cell table:style-name="ce1" table:formula="of:=[.H6]*100/SUM([.H6:.K6])" office:value-type="float" office:value="33.5078534031414">
            <text:p>34</text:p>
          </table:table-cell>
          <table:table-cell table:style-name="ce1" table:formula="of:=([.D6]+[.E6])*100/SUM([.D6:.G6])" office:value-type="float" office:value="62.8272251308901">
            <text:p>63</text:p>
          </table:table-cell>
          <table:table-cell table:style-name="ce1" table:formula="of:=([.H6]+[.I6])*100/SUM([.H6:.K6])" office:value-type="float" office:value="73.8219895287958">
            <text:p>74</text:p>
          </table:table-cell>
        </table:table-row>
        <table:table-row table:style-name="ro2">
          <table:table-cell office:value-type="string">
            <text:p>Rostov</text:p>
          </table:table-cell>
          <table:table-cell table:formula="of:=CONCATENATE([.A7];&quot; (n=&quot;;[.L7];&quot;)&quot;)" office:value-type="string" office:string-value="Rostov (n=129)">
            <text:p>Rostov (n=129)</text:p>
          </table:table-cell>
          <table:table-cell office:value-type="string">
            <text:p>ROS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SUM([.H7:.K7])" office:value-type="float" office:value="129">
            <text:p>129</text:p>
          </table:table-cell>
          <table:table-cell table:style-name="ce1" table:formula="of:=[.D7]*100/SUM([.D7:.G7])" office:value-type="float" office:value="14.7286821705426">
            <text:p>15</text:p>
          </table:table-cell>
          <table:table-cell table:style-name="ce1" table:formula="of:=[.H7]*100/SUM([.H7:.K7])" office:value-type="float" office:value="15.5038759689922">
            <text:p>16</text:p>
          </table:table-cell>
          <table:table-cell table:style-name="ce1" table:formula="of:=([.D7]+[.E7])*100/SUM([.D7:.G7])" office:value-type="float" office:value="58.9147286821705">
            <text:p>59</text:p>
          </table:table-cell>
          <table:table-cell table:style-name="ce1" table:formula="of:=([.H7]+[.I7])*100/SUM([.H7:.K7])" office:value-type="float" office:value="68.9922480620155">
            <text:p>69</text:p>
          </table:table-cell>
        </table:table-row>
        <table:table-row table:style-name="ro2">
          <table:table-cell office:value-type="string">
            <text:p>Moscow reg</text:p>
          </table:table-cell>
          <table:table-cell table:formula="of:=CONCATENATE([.A8];&quot; (n=&quot;;[.L8];&quot;)&quot;)" office:value-type="string" office:string-value="Moscow reg (n=232)">
            <text:p>Moscow reg (n=232)</text:p>
          </table:table-cell>
          <table:table-cell office:value-type="string">
            <text:p>MOS</text:p>
          </table:table-cell>
          <table:table-cell office:value-type="float" office:value="29">
            <text:p>29</text:p>
          </table:table-cell>
          <table:table-cell office:value-type="float" office:value="107">
            <text:p>107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table:formula="of:=SUM([.H8:.K8])" office:value-type="float" office:value="232">
            <text:p>232</text:p>
          </table:table-cell>
          <table:table-cell table:style-name="ce1" table:formula="of:=[.D8]*100/SUM([.D8:.G8])" office:value-type="float" office:value="12.5">
            <text:p>13</text:p>
          </table:table-cell>
          <table:table-cell table:style-name="ce1" table:formula="of:=[.H8]*100/SUM([.H8:.K8])" office:value-type="float" office:value="13.7931034482759">
            <text:p>14</text:p>
          </table:table-cell>
          <table:table-cell table:style-name="ce1" table:formula="of:=([.D8]+[.E8])*100/SUM([.D8:.G8])" office:value-type="float" office:value="58.6206896551724">
            <text:p>59</text:p>
          </table:table-cell>
          <table:table-cell table:style-name="ce1" table:formula="of:=([.H8]+[.I8])*100/SUM([.H8:.K8])" office:value-type="float" office:value="64.2241379310345">
            <text:p>64</text:p>
          </table:table-cell>
        </table:table-row>
        <table:table-row table:style-name="ro2">
          <table:table-cell office:value-type="string">
            <text:p>Nizhegorod</text:p>
          </table:table-cell>
          <table:table-cell table:formula="of:=CONCATENATE([.A9];&quot; (n=&quot;;[.L9];&quot;)&quot;)" office:value-type="string" office:string-value="Nizhegorod (n=129)">
            <text:p>Nizhegorod (n=129)</text:p>
          </table:table-cell>
          <table:table-cell office:value-type="string">
            <text:p>NIZ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SUM([.H9:.K9])" office:value-type="float" office:value="129">
            <text:p>129</text:p>
          </table:table-cell>
          <table:table-cell table:style-name="ce1" table:formula="of:=[.D9]*100/SUM([.D9:.G9])" office:value-type="float" office:value="33.3333333333333">
            <text:p>33</text:p>
          </table:table-cell>
          <table:table-cell table:style-name="ce1" table:formula="of:=[.H9]*100/SUM([.H9:.K9])" office:value-type="float" office:value="46.5116279069767">
            <text:p>47</text:p>
          </table:table-cell>
          <table:table-cell table:style-name="ce1" table:formula="of:=([.D9]+[.E9])*100/SUM([.D9:.G9])" office:value-type="float" office:value="55.8139534883721">
            <text:p>56</text:p>
          </table:table-cell>
          <table:table-cell table:style-name="ce1" table:formula="of:=([.H9]+[.I9])*100/SUM([.H9:.K9])" office:value-type="float" office:value="62.7906976744186">
            <text:p>63</text:p>
          </table:table-cell>
        </table:table-row>
        <table:table-row table:style-name="ro2">
          <table:table-cell office:value-type="string">
            <text:p>Kemerovo</text:p>
          </table:table-cell>
          <table:table-cell table:formula="of:=CONCATENATE([.A10];&quot; (n=&quot;;[.L10];&quot;)&quot;)" office:value-type="string" office:string-value="Kemerovo (n=177)">
            <text:p>Kemerovo (n=177)</text:p>
          </table:table-cell>
          <table:table-cell office:value-type="string">
            <text:p>KEM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73">
            <text:p>73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f:=SUM([.H10:.K10])" office:value-type="float" office:value="177">
            <text:p>177</text:p>
          </table:table-cell>
          <table:table-cell table:style-name="ce1" table:formula="of:=[.D10]*100/SUM([.D10:.G10])" office:value-type="float" office:value="29.3785310734463">
            <text:p>29</text:p>
          </table:table-cell>
          <table:table-cell table:style-name="ce1" table:formula="of:=[.H10]*100/SUM([.H10:.K10])" office:value-type="float" office:value="29.3785310734463">
            <text:p>29</text:p>
          </table:table-cell>
          <table:table-cell table:style-name="ce1" table:formula="of:=([.D10]+[.E10])*100/SUM([.D10:.G10])" office:value-type="float" office:value="51.9774011299435">
            <text:p>52</text:p>
          </table:table-cell>
          <table:table-cell table:style-name="ce1" table:formula="of:=([.H10]+[.I10])*100/SUM([.H10:.K10])" office:value-type="float" office:value="54.2372881355932">
            <text:p>54</text:p>
          </table:table-cell>
        </table:table-row>
        <table:table-row table:style-name="ro2">
          <table:table-cell office:value-type="string">
            <text:p>Bashkiria</text:p>
          </table:table-cell>
          <table:table-cell table:formula="of:=CONCATENATE([.A11];&quot; (n=&quot;;[.L11];&quot;)&quot;)" office:value-type="string" office:string-value="Bashkiria (n=104)">
            <text:p>Bashkiria (n=104)</text:p>
          </table:table-cell>
          <table:table-cell office:value-type="string">
            <text:p>BA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SUM([.H11:.K11])" office:value-type="float" office:value="104">
            <text:p>104</text:p>
          </table:table-cell>
          <table:table-cell table:style-name="ce1" table:formula="of:=[.D11]*100/SUM([.D11:.G11])" office:value-type="float" office:value="14.4230769230769">
            <text:p>14</text:p>
          </table:table-cell>
          <table:table-cell table:style-name="ce1" table:formula="of:=[.H11]*100/SUM([.H11:.K11])" office:value-type="float" office:value="33.6538461538462">
            <text:p>34</text:p>
          </table:table-cell>
          <table:table-cell table:style-name="ce1" table:formula="of:=([.D11]+[.E11])*100/SUM([.D11:.G11])" office:value-type="float" office:value="50">
            <text:p>50</text:p>
          </table:table-cell>
          <table:table-cell table:style-name="ce1" table:formula="of:=([.H11]+[.I11])*100/SUM([.H11:.K11])" office:value-type="float" office:value="60.5769230769231">
            <text:p>61</text:p>
          </table:table-cell>
        </table:table-row>
        <table:table-row table:style-name="ro2">
          <table:table-cell office:value-type="string">
            <text:p>Perm</text:p>
          </table:table-cell>
          <table:table-cell table:formula="of:=CONCATENATE([.A12];&quot; (n=&quot;;[.L12];&quot;)&quot;)" office:value-type="string" office:string-value="Perm (n=166)">
            <text:p>Perm (n=166)</text:p>
          </table:table-cell>
          <table:table-cell office:value-type="string">
            <text:p>PER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46">
            <text:p>46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table:formula="of:=SUM([.H12:.K12])" office:value-type="float" office:value="166">
            <text:p>166</text:p>
          </table:table-cell>
          <table:table-cell table:style-name="ce1" table:formula="of:=[.D12]*100/SUM([.D12:.G12])" office:value-type="float" office:value="27.710843373494">
            <text:p>28</text:p>
          </table:table-cell>
          <table:table-cell table:style-name="ce1" table:formula="of:=[.H12]*100/SUM([.H12:.K12])" office:value-type="float" office:value="31.9277108433735">
            <text:p>32</text:p>
          </table:table-cell>
          <table:table-cell table:style-name="ce1" table:formula="of:=([.D12]+[.E12])*100/SUM([.D12:.G12])" office:value-type="float" office:value="48.1927710843374">
            <text:p>48</text:p>
          </table:table-cell>
          <table:table-cell table:style-name="ce1" table:formula="of:=([.H12]+[.I12])*100/SUM([.H12:.K12])" office:value-type="float" office:value="59.6385542168675">
            <text:p>60</text:p>
          </table:table-cell>
        </table:table-row>
        <table:table-row table:style-name="ro2">
          <table:table-cell office:value-type="string">
            <text:p>Krasnodar</text:p>
          </table:table-cell>
          <table:table-cell table:formula="of:=CONCATENATE([.A13];&quot; (n=&quot;;[.L13];&quot;)&quot;)" office:value-type="string" office:string-value="Krasnodar (n=123)">
            <text:p>Krasnodar (n=123)</text:p>
          </table:table-cell>
          <table:table-cell office:value-type="string">
            <text:p>KDA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SUM([.H13:.K13])" office:value-type="float" office:value="123">
            <text:p>123</text:p>
          </table:table-cell>
          <table:table-cell table:style-name="ce1" table:formula="of:=[.D13]*100/SUM([.D13:.G13])" office:value-type="float" office:value="12.1951219512195">
            <text:p>12</text:p>
          </table:table-cell>
          <table:table-cell table:style-name="ce1" table:formula="of:=[.H13]*100/SUM([.H13:.K13])" office:value-type="float" office:value="17.8861788617886">
            <text:p>18</text:p>
          </table:table-cell>
          <table:table-cell table:style-name="ce1" table:formula="of:=([.D13]+[.E13])*100/SUM([.D13:.G13])" office:value-type="float" office:value="42.2764227642276">
            <text:p>42</text:p>
          </table:table-cell>
          <table:table-cell table:style-name="ce1" table:formula="of:=([.H13]+[.I13])*100/SUM([.H13:.K13])" office:value-type="float" office:value="78.8617886178862">
            <text:p>79</text:p>
          </table:table-cell>
        </table:table-row>
        <table:table-row table:style-name="ro2">
          <table:table-cell office:value-type="string">
            <text:p>Altaisky</text:p>
          </table:table-cell>
          <table:table-cell table:formula="of:=CONCATENATE([.A14];&quot; (n=&quot;;[.L14];&quot;)&quot;)" office:value-type="string" office:string-value="Altaisky (n=93)">
            <text:p>Altaisky (n=93)</text:p>
          </table:table-cell>
          <table:table-cell office:value-type="string">
            <text:p>ALT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SUM([.H14:.K14])" office:value-type="float" office:value="93">
            <text:p>93</text:p>
          </table:table-cell>
          <table:table-cell table:style-name="ce1" table:formula="of:=[.D14]*100/SUM([.D14:.G14])" office:value-type="float" office:value="19.3548387096774">
            <text:p>19</text:p>
          </table:table-cell>
          <table:table-cell table:style-name="ce1" table:formula="of:=[.H14]*100/SUM([.H14:.K14])" office:value-type="float" office:value="36.5591397849462">
            <text:p>37</text:p>
          </table:table-cell>
          <table:table-cell table:style-name="ce1" table:formula="of:=([.D14]+[.E14])*100/SUM([.D14:.G14])" office:value-type="float" office:value="41.9354838709677">
            <text:p>42</text:p>
          </table:table-cell>
          <table:table-cell table:style-name="ce1" table:formula="of:=([.H14]+[.I14])*100/SUM([.H14:.K14])" office:value-type="float" office:value="62.3655913978495">
            <text:p>62</text:p>
          </table:table-cell>
        </table:table-row>
        <table:table-row table:style-name="ro2">
          <table:table-cell office:value-type="string">
            <text:p>Tumen</text:p>
          </table:table-cell>
          <table:table-cell table:formula="of:=CONCATENATE([.A15];&quot; (n=&quot;;[.L15];&quot;)&quot;)" office:value-type="string" office:string-value="Tumen (n=93)">
            <text:p>Tumen (n=93)</text:p>
          </table:table-cell>
          <table:table-cell office:value-type="string">
            <text:p>TYU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formula="of:=SUM([.H15:.K15])" office:value-type="float" office:value="93">
            <text:p>93</text:p>
          </table:table-cell>
          <table:table-cell table:style-name="ce1" table:formula="of:=[.D15]*100/SUM([.D15:.G15])" office:value-type="float" office:value="10.752688172043">
            <text:p>11</text:p>
          </table:table-cell>
          <table:table-cell table:style-name="ce1" table:formula="of:=[.H15]*100/SUM([.H15:.K15])" office:value-type="float" office:value="21.505376344086">
            <text:p>22</text:p>
          </table:table-cell>
          <table:table-cell table:style-name="ce1" table:formula="of:=([.D15]+[.E15])*100/SUM([.D15:.G15])" office:value-type="float" office:value="40.8602150537634">
            <text:p>41</text:p>
          </table:table-cell>
          <table:table-cell table:style-name="ce1" table:formula="of:=([.H15]+[.I15])*100/SUM([.H15:.K15])" office:value-type="float" office:value="48.3870967741936">
            <text:p>48</text:p>
          </table:table-cell>
        </table:table-row>
        <table:table-row table:style-name="ro2">
          <table:table-cell office:value-type="string">
            <text:p>Irkutsk</text:p>
          </table:table-cell>
          <table:table-cell table:formula="of:=CONCATENATE([.A16];&quot; (n=&quot;;[.L16];&quot;)&quot;)" office:value-type="string" office:string-value="Irkutsk (n=125)">
            <text:p>Irkutsk (n=125)</text:p>
          </table:table-cell>
          <table:table-cell office:value-type="string">
            <text:p>IRK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formula="of:=SUM([.H16:.K16])" office:value-type="float" office:value="125">
            <text:p>125</text:p>
          </table:table-cell>
          <table:table-cell table:style-name="ce1" table:formula="of:=[.D16]*100/SUM([.D16:.G16])" office:value-type="float" office:value="17.6">
            <text:p>18</text:p>
          </table:table-cell>
          <table:table-cell table:style-name="ce1" table:formula="of:=[.H16]*100/SUM([.H16:.K16])" office:value-type="float" office:value="24.8">
            <text:p>25</text:p>
          </table:table-cell>
          <table:table-cell table:style-name="ce1" table:formula="of:=([.D16]+[.E16])*100/SUM([.D16:.G16])" office:value-type="float" office:value="40.8">
            <text:p>41</text:p>
          </table:table-cell>
          <table:table-cell table:style-name="ce1" table:formula="of:=([.H16]+[.I16])*100/SUM([.H16:.K16])" office:value-type="float" office:value="48.8">
            <text:p>49</text:p>
          </table:table-cell>
        </table:table-row>
        <table:table-row table:style-name="ro2">
          <table:table-cell office:value-type="string">
            <text:p>Krasnoyarsk</text:p>
          </table:table-cell>
          <table:table-cell table:formula="of:=CONCATENATE([.A17];&quot; (n=&quot;;[.L17];&quot;)&quot;)" office:value-type="string" office:string-value="Krasnoyarsk (n=161)">
            <text:p>Krasnoyarsk (n=161)</text:p>
          </table:table-cell>
          <table:table-cell office:value-type="string">
            <text:p>KYA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formula="of:=SUM([.H17:.K17])" office:value-type="float" office:value="161">
            <text:p>161</text:p>
          </table:table-cell>
          <table:table-cell table:style-name="ce1" table:formula="of:=[.D17]*100/SUM([.D17:.G17])" office:value-type="float" office:value="12.4223602484472">
            <text:p>12</text:p>
          </table:table-cell>
          <table:table-cell table:style-name="ce1" table:formula="of:=[.H17]*100/SUM([.H17:.K17])" office:value-type="float" office:value="27.9503105590062">
            <text:p>28</text:p>
          </table:table-cell>
          <table:table-cell table:style-name="ce1" table:formula="of:=([.D17]+[.E17])*100/SUM([.D17:.G17])" office:value-type="float" office:value="39.1304347826087">
            <text:p>39</text:p>
          </table:table-cell>
          <table:table-cell table:style-name="ce1" table:formula="of:=([.H17]+[.I17])*100/SUM([.H17:.K17])" office:value-type="float" office:value="50.9316770186335">
            <text:p>51</text:p>
          </table:table-cell>
        </table:table-row>
        <table:table-row table:style-name="ro1">
          <table:table-cell table:number-columns-repeated="12"/>
          <table:table-cell table:style-name="ce1" table:number-columns-repeated="4"/>
        </table:table-row>
        <table:table-row table:style-name="ro1">
          <table:table-cell table:number-columns-repeated="2"/>
          <table:table-cell office:value-type="string">
            <text:p>LEN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SUM([.H19:.K19])" office:value-type="float" office:value="89">
            <text:p>89</text:p>
          </table:table-cell>
          <table:table-cell table:style-name="ce1" table:formula="of:=[.D19]*100/SUM([.D19:.G19])" office:value-type="float" office:value="19.1011235955056">
            <text:p>19</text:p>
          </table:table-cell>
          <table:table-cell table:style-name="ce1" table:formula="of:=[.H19]*100/SUM([.H19:.K19])" office:value-type="float" office:value="37.0786516853933">
            <text:p>37</text:p>
          </table:table-cell>
          <table:table-cell table:style-name="ce1" table:formula="of:=([.D19]+[.E19])*100/SUM([.D19:.G19])" office:value-type="float" office:value="52.8089887640449">
            <text:p>53</text:p>
          </table:table-cell>
          <table:table-cell table:style-name="ce1" table:formula="of:=([.H19]+[.I19])*100/SUM([.H19:.K19])" office:value-type="float" office:value="70.7865168539326">
            <text:p>71</text:p>
          </table:table-cell>
        </table:table-row>
        <table:table-row table:style-name="ro1">
          <table:table-cell table:number-columns-repeated="2"/>
          <table:table-cell office:value-type="string">
            <text:p>NVS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formula="of:=SUM([.H20:.K20])" office:value-type="float" office:value="87">
            <text:p>87</text:p>
          </table:table-cell>
          <table:table-cell table:style-name="ce1" table:formula="of:=[.D20]*100/SUM([.D20:.G20])" office:value-type="float" office:value="32.183908045977">
            <text:p>32</text:p>
          </table:table-cell>
          <table:table-cell table:style-name="ce1" table:formula="of:=[.H20]*100/SUM([.H20:.K20])" office:value-type="float" office:value="35.632183908046">
            <text:p>36</text:p>
          </table:table-cell>
          <table:table-cell table:style-name="ce1" table:formula="of:=([.D20]+[.E20])*100/SUM([.D20:.G20])" office:value-type="float" office:value="55.1724137931034">
            <text:p>55</text:p>
          </table:table-cell>
          <table:table-cell table:style-name="ce1" table:formula="of:=([.H20]+[.I20])*100/SUM([.H20:.K20])" office:value-type="float" office:value="70.1149425287356">
            <text:p>70</text:p>
          </table:table-cell>
        </table:table-row>
        <table:table-row table:style-name="ro1">
          <table:table-cell table:number-columns-repeated="2"/>
          <table:table-cell office:value-type="string">
            <text:p>PRI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SUM([.H21:.K21])" office:value-type="float" office:value="87">
            <text:p>87</text:p>
          </table:table-cell>
          <table:table-cell table:style-name="ce1" table:formula="of:=[.D21]*100/SUM([.D21:.G21])" office:value-type="float" office:value="17.2413793103448">
            <text:p>17</text:p>
          </table:table-cell>
          <table:table-cell table:style-name="ce1" table:formula="of:=[.H21]*100/SUM([.H21:.K21])" office:value-type="float" office:value="18.3908045977011">
            <text:p>18</text:p>
          </table:table-cell>
          <table:table-cell table:style-name="ce1" table:formula="of:=([.D21]+[.E21])*100/SUM([.D21:.G21])" office:value-type="float" office:value="37.9310344827586">
            <text:p>38</text:p>
          </table:table-cell>
          <table:table-cell table:style-name="ce1" table:formula="of:=([.H21]+[.I21])*100/SUM([.H21:.K21])" office:value-type="float" office:value="41.3793103448276">
            <text:p>41</text:p>
          </table:table-cell>
        </table:table-row>
        <table:table-row table:style-name="ro1">
          <table:table-cell table:number-columns-repeated="2"/>
          <table:table-cell office:value-type="string">
            <text:p>VGG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SUM([.H22:.K22])" office:value-type="float" office:value="87">
            <text:p>87</text:p>
          </table:table-cell>
          <table:table-cell table:style-name="ce1" table:formula="of:=[.D22]*100/SUM([.D22:.G22])" office:value-type="float" office:value="4.59770114942529">
            <text:p>5</text:p>
          </table:table-cell>
          <table:table-cell table:style-name="ce1" table:formula="of:=[.H22]*100/SUM([.H22:.K22])" office:value-type="float" office:value="12.6436781609195">
            <text:p>13</text:p>
          </table:table-cell>
          <table:table-cell table:style-name="ce1" table:formula="of:=([.D22]+[.E22])*100/SUM([.D22:.G22])" office:value-type="float" office:value="27.5862068965517">
            <text:p>28</text:p>
          </table:table-cell>
          <table:table-cell table:style-name="ce1" table:formula="of:=([.H22]+[.I22])*100/SUM([.H22:.K22])" office:value-type="float" office:value="52.8735632183908">
            <text:p>53</text:p>
          </table:table-cell>
        </table:table-row>
        <table:table-row table:style-name="ro1">
          <table:table-cell table:number-columns-repeated="2"/>
          <table:table-cell office:value-type="string">
            <text:p>VOL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SUM([.H23:.K23])" office:value-type="float" office:value="81">
            <text:p>81</text:p>
          </table:table-cell>
          <table:table-cell table:style-name="ce1" table:formula="of:=[.D23]*100/SUM([.D23:.G23])" office:value-type="float" office:value="24.6913580246914">
            <text:p>25</text:p>
          </table:table-cell>
          <table:table-cell table:style-name="ce1" table:formula="of:=[.H23]*100/SUM([.H23:.K23])" office:value-type="float" office:value="30.8641975308642">
            <text:p>31</text:p>
          </table:table-cell>
          <table:table-cell table:style-name="ce1" table:formula="of:=([.D23]+[.E23])*100/SUM([.D23:.G23])" office:value-type="float" office:value="59.2592592592593">
            <text:p>59</text:p>
          </table:table-cell>
          <table:table-cell table:style-name="ce1" table:formula="of:=([.H23]+[.I23])*100/SUM([.H23:.K23])" office:value-type="float" office:value="61.7283950617284">
            <text:p>62</text:p>
          </table:table-cell>
        </table:table-row>
        <table:table-row table:style-name="ro1">
          <table:table-cell table:number-columns-repeated="2"/>
          <table:table-cell office:value-type="string">
            <text:p>YAR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SUM([.H24:.K24])" office:value-type="float" office:value="80">
            <text:p>80</text:p>
          </table:table-cell>
          <table:table-cell table:style-name="ce1" table:formula="of:=[.D24]*100/SUM([.D24:.G24])" office:value-type="float" office:value="30">
            <text:p>30</text:p>
          </table:table-cell>
          <table:table-cell table:style-name="ce1" table:formula="of:=[.H24]*100/SUM([.H24:.K24])" office:value-type="float" office:value="45">
            <text:p>45</text:p>
          </table:table-cell>
          <table:table-cell table:style-name="ce1" table:formula="of:=([.D24]+[.E24])*100/SUM([.D24:.G24])" office:value-type="float" office:value="53.75">
            <text:p>54</text:p>
          </table:table-cell>
          <table:table-cell table:style-name="ce1" table:formula="of:=([.H24]+[.I24])*100/SUM([.H24:.K24])" office:value-type="float" office:value="68.75">
            <text:p>69</text:p>
          </table:table-cell>
        </table:table-row>
        <table:table-row table:style-name="ro1">
          <table:table-cell table:number-columns-repeated="2"/>
          <table:table-cell office:value-type="string">
            <text:p>VLA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SUM([.H25:.K25])" office:value-type="float" office:value="78">
            <text:p>78</text:p>
          </table:table-cell>
          <table:table-cell table:style-name="ce1" table:formula="of:=[.D25]*100/SUM([.D25:.G25])" office:value-type="float" office:value="15.3846153846154">
            <text:p>15</text:p>
          </table:table-cell>
          <table:table-cell table:style-name="ce1" table:formula="of:=[.H25]*100/SUM([.H25:.K25])" office:value-type="float" office:value="19.2307692307692">
            <text:p>19</text:p>
          </table:table-cell>
          <table:table-cell table:style-name="ce1" table:formula="of:=([.D25]+[.E25])*100/SUM([.D25:.G25])" office:value-type="float" office:value="53.8461538461539">
            <text:p>54</text:p>
          </table:table-cell>
          <table:table-cell table:style-name="ce1" table:formula="of:=([.H25]+[.I25])*100/SUM([.H25:.K25])" office:value-type="float" office:value="66.6666666666667">
            <text:p>67</text:p>
          </table:table-cell>
        </table:table-row>
        <table:table-row table:style-name="ro1">
          <table:table-cell table:number-columns-repeated="2"/>
          <table:table-cell office:value-type="string">
            <text:p>TA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SUM([.H26:.K26])" office:value-type="float" office:value="75">
            <text:p>75</text:p>
          </table:table-cell>
          <table:table-cell table:style-name="ce1" table:formula="of:=[.D26]*100/SUM([.D26:.G26])" office:value-type="float" office:value="16">
            <text:p>16</text:p>
          </table:table-cell>
          <table:table-cell table:style-name="ce1" table:formula="of:=[.H26]*100/SUM([.H26:.K26])" office:value-type="float" office:value="34.6666666666667">
            <text:p>35</text:p>
          </table:table-cell>
          <table:table-cell table:style-name="ce1" table:formula="of:=([.D26]+[.E26])*100/SUM([.D26:.G26])" office:value-type="float" office:value="48">
            <text:p>48</text:p>
          </table:table-cell>
          <table:table-cell table:style-name="ce1" table:formula="of:=([.H26]+[.I26])*100/SUM([.H26:.K26])" office:value-type="float" office:value="73.3333333333333">
            <text:p>73</text:p>
          </table:table-cell>
        </table:table-row>
        <table:table-row table:style-name="ro1">
          <table:table-cell table:number-columns-repeated="2"/>
          <table:table-cell office:value-type="string">
            <text:p>OMS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SUM([.H27:.K27])" office:value-type="float" office:value="74">
            <text:p>74</text:p>
          </table:table-cell>
          <table:table-cell table:style-name="ce1" table:formula="of:=[.D27]*100/SUM([.D27:.G27])" office:value-type="float" office:value="12.1621621621622">
            <text:p>12</text:p>
          </table:table-cell>
          <table:table-cell table:style-name="ce1" table:formula="of:=[.H27]*100/SUM([.H27:.K27])" office:value-type="float" office:value="17.5675675675676">
            <text:p>18</text:p>
          </table:table-cell>
          <table:table-cell table:style-name="ce1" table:formula="of:=([.D27]+[.E27])*100/SUM([.D27:.G27])" office:value-type="float" office:value="37.8378378378378">
            <text:p>38</text:p>
          </table:table-cell>
          <table:table-cell table:style-name="ce1" table:formula="of:=([.H27]+[.I27])*100/SUM([.H27:.K27])"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string">
            <text:p>OR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H28:.K28])" office:value-type="float" office:value="73">
            <text:p>73</text:p>
          </table:table-cell>
          <table:table-cell table:style-name="ce1" table:formula="of:=[.D28]*100/SUM([.D28:.G28])" office:value-type="float" office:value="13.6986301369863">
            <text:p>14</text:p>
          </table:table-cell>
          <table:table-cell table:style-name="ce1" table:formula="of:=[.H28]*100/SUM([.H28:.K28])" office:value-type="float" office:value="79.4520547945205">
            <text:p>79</text:p>
          </table:table-cell>
          <table:table-cell table:style-name="ce1" table:formula="of:=([.D28]+[.E28])*100/SUM([.D28:.G28])" office:value-type="float" office:value="41.0958904109589">
            <text:p>41</text:p>
          </table:table-cell>
          <table:table-cell table:style-name="ce1" table:formula="of:=([.H28]+[.I28])*100/SUM([.H28:.K28])" office:value-type="float" office:value="91.7808219178082">
            <text:p>92</text:p>
          </table:table-cell>
        </table:table-row>
        <table:table-row table:style-name="ro1">
          <table:table-cell table:number-columns-repeated="2"/>
          <table:table-cell office:value-type="string">
            <text:p>SAR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formula="of:=SUM([.H29:.K29])" office:value-type="float" office:value="73">
            <text:p>73</text:p>
          </table:table-cell>
          <table:table-cell table:style-name="ce1" table:formula="of:=[.D29]*100/SUM([.D29:.G29])" office:value-type="float" office:value="13.6986301369863">
            <text:p>14</text:p>
          </table:table-cell>
          <table:table-cell table:style-name="ce1" table:formula="of:=[.H29]*100/SUM([.H29:.K29])" office:value-type="float" office:value="16.4383561643836">
            <text:p>16</text:p>
          </table:table-cell>
          <table:table-cell table:style-name="ce1" table:formula="of:=([.D29]+[.E29])*100/SUM([.D29:.G29])" office:value-type="float" office:value="54.7945205479452">
            <text:p>55</text:p>
          </table:table-cell>
          <table:table-cell table:style-name="ce1" table:formula="of:=([.H29]+[.I29])*100/SUM([.H29:.K29])" office:value-type="float" office:value="61.6438356164384">
            <text:p>62</text:p>
          </table:table-cell>
        </table:table-row>
        <table:table-row table:style-name="ro1">
          <table:table-cell table:number-columns-repeated="2"/>
          <table:table-cell office:value-type="string">
            <text:p>TVE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SUM([.H30:.K30])" office:value-type="float" office:value="71">
            <text:p>71</text:p>
          </table:table-cell>
          <table:table-cell table:style-name="ce1" table:formula="of:=[.D30]*100/SUM([.D30:.G30])" office:value-type="float" office:value="16.9014084507042">
            <text:p>17</text:p>
          </table:table-cell>
          <table:table-cell table:style-name="ce1" table:formula="of:=[.H30]*100/SUM([.H30:.K30])" office:value-type="float" office:value="23.943661971831">
            <text:p>24</text:p>
          </table:table-cell>
          <table:table-cell table:style-name="ce1" table:formula="of:=([.D30]+[.E30])*100/SUM([.D30:.G30])" office:value-type="float" office:value="39.4366197183099">
            <text:p>39</text:p>
          </table:table-cell>
          <table:table-cell table:style-name="ce1" table:formula="of:=([.H30]+[.I30])*100/SUM([.H30:.K30])" office:value-type="float" office:value="57.7464788732394">
            <text:p>58</text:p>
          </table:table-cell>
        </table:table-row>
        <table:table-row table:style-name="ro1">
          <table:table-cell table:number-columns-repeated="2"/>
          <table:table-cell office:value-type="string">
            <text:p>KO</text:p>
          </table:table-cell>
          <table:table-cell table:number-columns-repeated="2"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SUM([.H31:.K31])" office:value-type="float" office:value="69">
            <text:p>69</text:p>
          </table:table-cell>
          <table:table-cell table:style-name="ce1" table:formula="of:=[.D31]*100/SUM([.D31:.G31])" office:value-type="float" office:value="24.6376811594203">
            <text:p>25</text:p>
          </table:table-cell>
          <table:table-cell table:style-name="ce1" table:formula="of:=[.H31]*100/SUM([.H31:.K31])" office:value-type="float" office:value="69.5652173913043">
            <text:p>70</text:p>
          </table:table-cell>
          <table:table-cell table:style-name="ce1" table:formula="of:=([.D31]+[.E31])*100/SUM([.D31:.G31])" office:value-type="float" office:value="49.2753623188406">
            <text:p>49</text:p>
          </table:table-cell>
          <table:table-cell table:style-name="ce1" table:formula="of:=([.H31]+[.I31])*100/SUM([.H31:.K31])" office:value-type="float" office:value="73.9130434782609">
            <text:p>74</text:p>
          </table:table-cell>
        </table:table-row>
        <table:table-row table:style-name="ro1">
          <table:table-cell table:number-columns-repeated="2"/>
          <table:table-cell office:value-type="string">
            <text:p>KLU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formula="of:=SUM([.H32:.K32])" office:value-type="float" office:value="68">
            <text:p>68</text:p>
          </table:table-cell>
          <table:table-cell table:style-name="ce1" table:formula="of:=[.D32]*100/SUM([.D32:.G32])" office:value-type="float" office:value="16.1764705882353">
            <text:p>16</text:p>
          </table:table-cell>
          <table:table-cell table:style-name="ce1" table:formula="of:=[.H32]*100/SUM([.H32:.K32])" office:value-type="float" office:value="22.0588235294118">
            <text:p>22</text:p>
          </table:table-cell>
          <table:table-cell table:style-name="ce1" table:formula="of:=([.D32]+[.E32])*100/SUM([.D32:.G32])" office:value-type="float" office:value="27.9411764705882">
            <text:p>28</text:p>
          </table:table-cell>
          <table:table-cell table:style-name="ce1" table:formula="of:=([.H32]+[.I32])*100/SUM([.H32:.K32])" office:value-type="float" office:value="41.1764705882353">
            <text:p>41</text:p>
          </table:table-cell>
        </table:table-row>
        <table:table-row table:style-name="ro1">
          <table:table-cell table:number-columns-repeated="2"/>
          <table:table-cell office:value-type="string">
            <text:p>VOR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SUM([.H33:.K33])" office:value-type="float" office:value="68">
            <text:p>68</text:p>
          </table:table-cell>
          <table:table-cell table:style-name="ce1" table:formula="of:=[.D33]*100/SUM([.D33:.G33])" office:value-type="float" office:value="19.1176470588235">
            <text:p>19</text:p>
          </table:table-cell>
          <table:table-cell table:style-name="ce1" table:formula="of:=[.H33]*100/SUM([.H33:.K33])" office:value-type="float" office:value="19.1176470588235">
            <text:p>19</text:p>
          </table:table-cell>
          <table:table-cell table:style-name="ce1" table:formula="of:=([.D33]+[.E33])*100/SUM([.D33:.G33])" office:value-type="float" office:value="50">
            <text:p>50</text:p>
          </table:table-cell>
          <table:table-cell table:style-name="ce1" table:formula="of:=([.H33]+[.I33])*100/SUM([.H33:.K33])" office:value-type="float" office:value="63.2352941176471">
            <text:p>63</text:p>
          </table:table-cell>
        </table:table-row>
        <table:table-row table:style-name="ro1">
          <table:table-cell table:number-columns-repeated="2"/>
          <table:table-cell office:value-type="string">
            <text:p>SAM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H34:.K34])" office:value-type="float" office:value="65">
            <text:p>65</text:p>
          </table:table-cell>
          <table:table-cell table:style-name="ce1" table:formula="of:=[.D34]*100/SUM([.D34:.G34])" office:value-type="float" office:value="26.1538461538462">
            <text:p>26</text:p>
          </table:table-cell>
          <table:table-cell table:style-name="ce1" table:formula="of:=[.H34]*100/SUM([.H34:.K34])" office:value-type="float" office:value="29.2307692307692">
            <text:p>29</text:p>
          </table:table-cell>
          <table:table-cell table:style-name="ce1" table:formula="of:=([.D34]+[.E34])*100/SUM([.D34:.G34])" office:value-type="float" office:value="81.5384615384615">
            <text:p>82</text:p>
          </table:table-cell>
          <table:table-cell table:style-name="ce1" table:formula="of:=([.H34]+[.I34])*100/SUM([.H34:.K34])" office:value-type="float" office:value="86.1538461538462">
            <text:p>86</text:p>
          </table:table-cell>
        </table:table-row>
        <table:table-row table:style-name="ro1">
          <table:table-cell table:number-columns-repeated="2"/>
          <table:table-cell office:value-type="string">
            <text:p>KIR</text:p>
          </table:table-cell>
          <table:table-cell office:value-type="float" office:value="7">
            <text:p>7</text:p>
          </table:table-cell>
          <table:table-cell table:number-columns-repeated="2"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SUM([.H35:.K35])" office:value-type="float" office:value="63">
            <text:p>63</text:p>
          </table:table-cell>
          <table:table-cell table:style-name="ce1" table:formula="of:=[.D35]*100/SUM([.D35:.G35])" office:value-type="float" office:value="11.1111111111111">
            <text:p>11</text:p>
          </table:table-cell>
          <table:table-cell table:style-name="ce1" table:formula="of:=[.H35]*100/SUM([.H35:.K35])" office:value-type="float" office:value="11.1111111111111">
            <text:p>11</text:p>
          </table:table-cell>
          <table:table-cell table:style-name="ce1" table:formula="of:=([.D35]+[.E35])*100/SUM([.D35:.G35])" office:value-type="float" office:value="49.2063492063492">
            <text:p>49</text:p>
          </table:table-cell>
          <table:table-cell table:style-name="ce1" table:formula="of:=([.H35]+[.I35])*100/SUM([.H35:.K35])" office:value-type="float" office:value="55.5555555555556">
            <text:p>56</text:p>
          </table:table-cell>
        </table:table-row>
        <table:table-row table:style-name="ro1">
          <table:table-cell table:number-columns-repeated="2"/>
          <table:table-cell office:value-type="string">
            <text:p>TUL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.H36:.K36])" office:value-type="float" office:value="62">
            <text:p>62</text:p>
          </table:table-cell>
          <table:table-cell table:style-name="ce1" table:formula="of:=[.D36]*100/SUM([.D36:.G36])" office:value-type="float" office:value="9.67741935483871">
            <text:p>10</text:p>
          </table:table-cell>
          <table:table-cell table:style-name="ce1" table:formula="of:=[.H36]*100/SUM([.H36:.K36])" office:value-type="float" office:value="4.83870967741936">
            <text:p>5</text:p>
          </table:table-cell>
          <table:table-cell table:style-name="ce1" table:formula="of:=([.D36]+[.E36])*100/SUM([.D36:.G36])" office:value-type="float" office:value="48.3870967741936">
            <text:p>48</text:p>
          </table:table-cell>
          <table:table-cell table:style-name="ce1" table:formula="of:=([.H36]+[.I36])*100/SUM([.H36:.K36])" office:value-type="float" office:value="51.6129032258065">
            <text:p>52</text:p>
          </table:table-cell>
        </table:table-row>
        <table:table-row table:style-name="ro1">
          <table:table-cell table:number-columns-repeated="2"/>
          <table:table-cell office:value-type="string">
            <text:p>STA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SUM([.H37:.K37])" office:value-type="float" office:value="61">
            <text:p>61</text:p>
          </table:table-cell>
          <table:table-cell table:style-name="ce1" table:formula="of:=[.D37]*100/SUM([.D37:.G37])" office:value-type="float" office:value="1.63934426229508">
            <text:p>2</text:p>
          </table:table-cell>
          <table:table-cell table:style-name="ce1" table:formula="of:=[.H37]*100/SUM([.H37:.K37])" office:value-type="float" office:value="1.63934426229508">
            <text:p>2</text:p>
          </table:table-cell>
          <table:table-cell table:style-name="ce1" table:formula="of:=([.D37]+[.E37])*100/SUM([.D37:.G37])" office:value-type="float" office:value="36.0655737704918">
            <text:p>36</text:p>
          </table:table-cell>
          <table:table-cell table:style-name="ce1" table:formula="of:=([.H37]+[.I37])*100/SUM([.H37:.K37])" office:value-type="float" office:value="36.0655737704918">
            <text:p>36</text:p>
          </table:table-cell>
        </table:table-row>
        <table:table-row table:style-name="ro1">
          <table:table-cell table:number-columns-repeated="2"/>
          <table:table-cell office:value-type="string">
            <text:p>UD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SUM([.H38:.K38])" office:value-type="float" office:value="61">
            <text:p>61</text:p>
          </table:table-cell>
          <table:table-cell table:style-name="ce1" table:formula="of:=[.D38]*100/SUM([.D38:.G38])" office:value-type="float" office:value="22.9508196721311">
            <text:p>23</text:p>
          </table:table-cell>
          <table:table-cell table:style-name="ce1" table:formula="of:=[.H38]*100/SUM([.H38:.K38])" office:value-type="float" office:value="29.5081967213115">
            <text:p>30</text:p>
          </table:table-cell>
          <table:table-cell table:style-name="ce1" table:formula="of:=([.D38]+[.E38])*100/SUM([.D38:.G38])" office:value-type="float" office:value="50.8196721311475">
            <text:p>51</text:p>
          </table:table-cell>
          <table:table-cell table:style-name="ce1" table:formula="of:=([.H38]+[.I38])*100/SUM([.H38:.K38])" office:value-type="float" office:value="60.655737704918">
            <text:p>61</text:p>
          </table:table-cell>
        </table:table-row>
        <table:table-row table:style-name="ro1">
          <table:table-cell table:number-columns-repeated="2"/>
          <table:table-cell office:value-type="string">
            <text:p>KGD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SUM([.H39:.K39])" office:value-type="float" office:value="59">
            <text:p>59</text:p>
          </table:table-cell>
          <table:table-cell table:style-name="ce1" table:formula="of:=[.D39]*100/SUM([.D39:.G39])" office:value-type="float" office:value="25.4237288135593">
            <text:p>25</text:p>
          </table:table-cell>
          <table:table-cell table:style-name="ce1" table:formula="of:=[.H39]*100/SUM([.H39:.K39])" office:value-type="float" office:value="22.0338983050847">
            <text:p>22</text:p>
          </table:table-cell>
          <table:table-cell table:style-name="ce1" table:formula="of:=([.D39]+[.E39])*100/SUM([.D39:.G39])" office:value-type="float" office:value="54.2372881355932">
            <text:p>54</text:p>
          </table:table-cell>
          <table:table-cell table:style-name="ce1" table:formula="of:=([.H39]+[.I39])*100/SUM([.H39:.K39])" office:value-type="float" office:value="55.9322033898305">
            <text:p>56</text:p>
          </table:table-cell>
        </table:table-row>
        <table:table-row table:style-name="ro1">
          <table:table-cell table:number-columns-repeated="2"/>
          <table:table-cell office:value-type="string">
            <text:p>IV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SUM([.H40:.K40])" office:value-type="float" office:value="57">
            <text:p>57</text:p>
          </table:table-cell>
          <table:table-cell table:style-name="ce1" table:formula="of:=[.D40]*100/SUM([.D40:.G40])" office:value-type="float" office:value="17.5438596491228">
            <text:p>18</text:p>
          </table:table-cell>
          <table:table-cell table:style-name="ce1" table:formula="of:=[.H40]*100/SUM([.H40:.K40])" office:value-type="float" office:value="70.1754385964912">
            <text:p>70</text:p>
          </table:table-cell>
          <table:table-cell table:style-name="ce1" table:formula="of:=([.D40]+[.E40])*100/SUM([.D40:.G40])" office:value-type="float" office:value="49.1228070175439">
            <text:p>49</text:p>
          </table:table-cell>
          <table:table-cell table:style-name="ce1" table:formula="of:=([.H40]+[.I40])*100/SUM([.H40:.K40])" office:value-type="float" office:value="84.2105263157895">
            <text:p>84</text:p>
          </table:table-cell>
        </table:table-row>
        <table:table-row table:style-name="ro1">
          <table:table-cell table:number-columns-repeated="2"/>
          <table:table-cell office:value-type="string">
            <text:p>MUR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41:.K41])" office:value-type="float" office:value="56">
            <text:p>56</text:p>
          </table:table-cell>
          <table:table-cell table:style-name="ce1" table:formula="of:=[.D41]*100/SUM([.D41:.G41])" office:value-type="float" office:value="62.5">
            <text:p>63</text:p>
          </table:table-cell>
          <table:table-cell table:style-name="ce1" table:formula="of:=[.H41]*100/SUM([.H41:.K41])" office:value-type="float" office:value="82.1428571428571">
            <text:p>82</text:p>
          </table:table-cell>
          <table:table-cell table:style-name="ce1" table:formula="of:=([.D41]+[.E41])*100/SUM([.D41:.G41])" office:value-type="float" office:value="75">
            <text:p>75</text:p>
          </table:table-cell>
          <table:table-cell table:style-name="ce1" table:formula="of:=([.H41]+[.I41])*100/SUM([.H41:.K41])" office:value-type="float" office:value="92.8571428571429">
            <text:p>93</text:p>
          </table:table-cell>
        </table:table-row>
        <table:table-row table:style-name="ro1">
          <table:table-cell table:number-columns-repeated="2"/>
          <table:table-cell office:value-type="string">
            <text:p>BU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formula="of:=SUM([.H42:.K42])" office:value-type="float" office:value="52">
            <text:p>52</text:p>
          </table:table-cell>
          <table:table-cell table:style-name="ce1" table:formula="of:=[.D42]*100/SUM([.D42:.G42])" office:value-type="float" office:value="17.3076923076923">
            <text:p>17</text:p>
          </table:table-cell>
          <table:table-cell table:style-name="ce1" table:formula="of:=[.H42]*100/SUM([.H42:.K42])" office:value-type="float" office:value="5.76923076923077">
            <text:p>6</text:p>
          </table:table-cell>
          <table:table-cell table:style-name="ce1" table:formula="of:=([.D42]+[.E42])*100/SUM([.D42:.G42])" office:value-type="float" office:value="30.7692307692308">
            <text:p>31</text:p>
          </table:table-cell>
          <table:table-cell table:style-name="ce1" table:formula="of:=([.H42]+[.I42])*100/SUM([.H42:.K42])" office:value-type="float" office:value="28.8461538461538">
            <text:p>29</text:p>
          </table:table-cell>
        </table:table-row>
        <table:table-row table:style-name="ro1">
          <table:table-cell table:number-columns-repeated="2"/>
          <table:table-cell office:value-type="string">
            <text:p>BRY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SUM([.H43:.K43])" office:value-type="float" office:value="51">
            <text:p>51</text:p>
          </table:table-cell>
          <table:table-cell table:style-name="ce1" table:formula="of:=[.D43]*100/SUM([.D43:.G43])" office:value-type="float" office:value="19.6078431372549">
            <text:p>20</text:p>
          </table:table-cell>
          <table:table-cell table:style-name="ce1" table:formula="of:=[.H43]*100/SUM([.H43:.K43])" office:value-type="float" office:value="17.6470588235294">
            <text:p>18</text:p>
          </table:table-cell>
          <table:table-cell table:style-name="ce1" table:formula="of:=([.D43]+[.E43])*100/SUM([.D43:.G43])" office:value-type="float" office:value="41.1764705882353">
            <text:p>41</text:p>
          </table:table-cell>
          <table:table-cell table:style-name="ce1" table:formula="of:=([.H43]+[.I43])*100/SUM([.H43:.K43])" office:value-type="float" office:value="50.9803921568627">
            <text:p>51</text:p>
          </table:table-cell>
        </table:table-row>
        <table:table-row table:style-name="ro1">
          <table:table-cell table:number-columns-repeated="2"/>
          <table:table-cell office:value-type="string">
            <text:p>KR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SUM([.H44:.K44])" office:value-type="float" office:value="50">
            <text:p>50</text:p>
          </table:table-cell>
          <table:table-cell table:style-name="ce1" table:formula="of:=[.D44]*100/SUM([.D44:.G44])" office:value-type="float" office:value="42">
            <text:p>42</text:p>
          </table:table-cell>
          <table:table-cell table:style-name="ce1" table:formula="of:=[.H44]*100/SUM([.H44:.K44])" office:value-type="float" office:value="20">
            <text:p>20</text:p>
          </table:table-cell>
          <table:table-cell table:style-name="ce1" table:formula="of:=([.D44]+[.E44])*100/SUM([.D44:.G44])" office:value-type="float" office:value="58">
            <text:p>58</text:p>
          </table:table-cell>
          <table:table-cell table:style-name="ce1" table:formula="of:=([.H44]+[.I44])*100/SUM([.H44:.K44])" office:value-type="float" office:value="58">
            <text:p>58</text:p>
          </table:table-cell>
        </table:table-row>
        <table:table-row table:style-name="ro1">
          <table:table-cell table:number-columns-repeated="2"/>
          <table:table-cell office:value-type="string">
            <text:p>NG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formula="of:=SUM([.H45:.K45])" office:value-type="float" office:value="50">
            <text:p>50</text:p>
          </table:table-cell>
          <table:table-cell table:style-name="ce1" table:formula="of:=[.D45]*100/SUM([.D45:.G45])" office:value-type="float" office:value="10">
            <text:p>10</text:p>
          </table:table-cell>
          <table:table-cell table:style-name="ce1" table:formula="of:=[.H45]*100/SUM([.H45:.K45])" office:value-type="float" office:value="16">
            <text:p>16</text:p>
          </table:table-cell>
          <table:table-cell table:style-name="ce1" table:formula="of:=([.D45]+[.E45])*100/SUM([.D45:.G45])" office:value-type="float" office:value="36">
            <text:p>36</text:p>
          </table:table-cell>
          <table:table-cell table:style-name="ce1" table:formula="of:=([.H45]+[.I45])*100/SUM([.H45:.K45])" office:value-type="float" office:value="48">
            <text:p>48</text:p>
          </table:table-cell>
        </table:table-row>
        <table:table-row table:style-name="ro1">
          <table:table-cell table:number-columns-repeated="2"/>
          <table:table-cell office:value-type="string">
            <text:p>PSK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SUM([.H46:.K46])" office:value-type="float" office:value="50">
            <text:p>50</text:p>
          </table:table-cell>
          <table:table-cell table:style-name="ce1" table:formula="of:=[.D46]*100/SUM([.D46:.G46])" office:value-type="float" office:value="14">
            <text:p>14</text:p>
          </table:table-cell>
          <table:table-cell table:style-name="ce1" table:formula="of:=[.H46]*100/SUM([.H46:.K46])" office:value-type="float" office:value="16">
            <text:p>16</text:p>
          </table:table-cell>
          <table:table-cell table:style-name="ce1" table:formula="of:=([.D46]+[.E46])*100/SUM([.D46:.G46])" office:value-type="float" office:value="32">
            <text:p>32</text:p>
          </table:table-cell>
          <table:table-cell table:style-name="ce1" table:formula="of:=([.H46]+[.I46])*100/SUM([.H46:.K46])" office:value-type="float" office:value="40">
            <text:p>40</text:p>
          </table:table-cell>
        </table:table-row>
        <table:table-row table:style-name="ro1">
          <table:table-cell table:number-columns-repeated="2"/>
          <table:table-cell office:value-type="string">
            <text:p>TAM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formula="of:=SUM([.H47:.K47])" office:value-type="float" office:value="46">
            <text:p>46</text:p>
          </table:table-cell>
          <table:table-cell table:style-name="ce1" table:formula="of:=[.D47]*100/SUM([.D47:.G47])" office:value-type="float" office:value="2.17391304347826">
            <text:p>2</text:p>
          </table:table-cell>
          <table:table-cell table:style-name="ce1" table:formula="of:=[.H47]*100/SUM([.H47:.K47])" office:value-type="float" office:value="2.17391304347826">
            <text:p>2</text:p>
          </table:table-cell>
          <table:table-cell table:style-name="ce1" table:formula="of:=([.D47]+[.E47])*100/SUM([.D47:.G47])" office:value-type="float" office:value="30.4347826086957">
            <text:p>30</text:p>
          </table:table-cell>
          <table:table-cell table:style-name="ce1" table:formula="of:=([.H47]+[.I47])*100/SUM([.H47:.K47])" office:value-type="float" office:value="54.3478260869565">
            <text:p>54</text:p>
          </table:table-cell>
        </table:table-row>
        <table:table-row table:style-name="ro1">
          <table:table-cell table:number-columns-repeated="2"/>
          <table:table-cell office:value-type="string">
            <text:p>TOM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SUM([.H48:.K48])" office:value-type="float" office:value="45">
            <text:p>45</text:p>
          </table:table-cell>
          <table:table-cell table:style-name="ce1" table:formula="of:=[.D48]*100/SUM([.D48:.G48])" office:value-type="float" office:value="33.3333333333333">
            <text:p>33</text:p>
          </table:table-cell>
          <table:table-cell table:style-name="ce1" table:formula="of:=[.H48]*100/SUM([.H48:.K48])" office:value-type="float" office:value="37.7777777777778">
            <text:p>38</text:p>
          </table:table-cell>
          <table:table-cell table:style-name="ce1" table:formula="of:=([.D48]+[.E48])*100/SUM([.D48:.G48])" office:value-type="float" office:value="48.8888888888889">
            <text:p>49</text:p>
          </table:table-cell>
          <table:table-cell table:style-name="ce1" table:formula="of:=([.H48]+[.I48])*100/SUM([.H48:.K48])" office:value-type="float" office:value="55.5555555555556">
            <text:p>56</text:p>
          </table:table-cell>
        </table:table-row>
        <table:table-row table:style-name="ro1">
          <table:table-cell table:number-columns-repeated="2"/>
          <table:table-cell office:value-type="string">
            <text:p>KGN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SUM([.H49:.K49])" office:value-type="float" office:value="43">
            <text:p>43</text:p>
          </table:table-cell>
          <table:table-cell table:style-name="ce1" table:formula="of:=[.D49]*100/SUM([.D49:.G49])" office:value-type="float" office:value="6.97674418604651">
            <text:p>7</text:p>
          </table:table-cell>
          <table:table-cell table:style-name="ce1" table:formula="of:=[.H49]*100/SUM([.H49:.K49])" office:value-type="float" office:value="11.6279069767442">
            <text:p>12</text:p>
          </table:table-cell>
          <table:table-cell table:style-name="ce1" table:formula="of:=([.D49]+[.E49])*100/SUM([.D49:.G49])" office:value-type="float" office:value="34.8837209302326">
            <text:p>35</text:p>
          </table:table-cell>
          <table:table-cell table:style-name="ce1" table:formula="of:=([.H49]+[.I49])*100/SUM([.H49:.K49])" office:value-type="float" office:value="51.1627906976744">
            <text:p>51</text:p>
          </table:table-cell>
        </table:table-row>
        <table:table-row table:style-name="ro1">
          <table:table-cell table:number-columns-repeated="2"/>
          <table:table-cell office:value-type="string">
            <text:p>ULY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SUM([.H50:.K50])" office:value-type="float" office:value="43">
            <text:p>43</text:p>
          </table:table-cell>
          <table:table-cell table:style-name="ce1" table:formula="of:=[.D50]*100/SUM([.D50:.G50])" office:value-type="float" office:value="18.6046511627907">
            <text:p>19</text:p>
          </table:table-cell>
          <table:table-cell table:style-name="ce1" table:formula="of:=[.H50]*100/SUM([.H50:.K50])" office:value-type="float" office:value="32.5581395348837">
            <text:p>33</text:p>
          </table:table-cell>
          <table:table-cell table:style-name="ce1" table:formula="of:=([.D50]+[.E50])*100/SUM([.D50:.G50])" office:value-type="float" office:value="51.1627906976744">
            <text:p>51</text:p>
          </table:table-cell>
          <table:table-cell table:style-name="ce1" table:formula="of:=([.H50]+[.I50])*100/SUM([.H50:.K50])" office:value-type="float" office:value="60.4651162790698">
            <text:p>60</text:p>
          </table:table-cell>
        </table:table-row>
        <table:table-row table:style-name="ro1">
          <table:table-cell table:number-columns-repeated="2"/>
          <table:table-cell office:value-type="string">
            <text:p>AMU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formula="of:=SUM([.H51:.K51])" office:value-type="float" office:value="42">
            <text:p>42</text:p>
          </table:table-cell>
          <table:table-cell table:style-name="ce1" table:formula="of:=[.D51]*100/SUM([.D51:.G51])" office:value-type="float" office:value="0">
            <text:p>0</text:p>
          </table:table-cell>
          <table:table-cell table:style-name="ce1" table:formula="of:=[.H51]*100/SUM([.H51:.K51])" office:value-type="float" office:value="0">
            <text:p>0</text:p>
          </table:table-cell>
          <table:table-cell table:style-name="ce1" table:formula="of:=([.D51]+[.E51])*100/SUM([.D51:.G51])" office:value-type="float" office:value="28.5714285714286">
            <text:p>29</text:p>
          </table:table-cell>
          <table:table-cell table:style-name="ce1" table:formula="of:=([.H51]+[.I51])*100/SUM([.H51:.K51])" office:value-type="float" office:value="35.7142857142857">
            <text:p>36</text:p>
          </table:table-cell>
        </table:table-row>
        <table:table-row table:style-name="ro1">
          <table:table-cell table:number-columns-repeated="2"/>
          <table:table-cell office:value-type="string">
            <text:p>ORL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SUM([.H52:.K52])" office:value-type="float" office:value="41">
            <text:p>41</text:p>
          </table:table-cell>
          <table:table-cell table:style-name="ce1" table:formula="of:=[.D52]*100/SUM([.D52:.G52])" office:value-type="float" office:value="17.0731707317073">
            <text:p>17</text:p>
          </table:table-cell>
          <table:table-cell table:style-name="ce1" table:formula="of:=[.H52]*100/SUM([.H52:.K52])" office:value-type="float" office:value="17.0731707317073">
            <text:p>17</text:p>
          </table:table-cell>
          <table:table-cell table:style-name="ce1" table:formula="of:=([.D52]+[.E52])*100/SUM([.D52:.G52])" office:value-type="float" office:value="41.4634146341463">
            <text:p>41</text:p>
          </table:table-cell>
          <table:table-cell table:style-name="ce1" table:formula="of:=([.H52]+[.I52])*100/SUM([.H52:.K52])" office:value-type="float" office:value="48.7804878048781">
            <text:p>49</text:p>
          </table:table-cell>
        </table:table-row>
        <table:table-row table:style-name="ro1">
          <table:table-cell table:number-columns-repeated="2"/>
          <table:table-cell office:value-type="string">
            <text:p>AS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SUM([.H53:.K53])" office:value-type="float" office:value="38">
            <text:p>38</text:p>
          </table:table-cell>
          <table:table-cell table:style-name="ce1" table:formula="of:=[.D53]*100/SUM([.D53:.G53])" office:value-type="float" office:value="0">
            <text:p>0</text:p>
          </table:table-cell>
          <table:table-cell table:style-name="ce1" table:formula="of:=[.H53]*100/SUM([.H53:.K53])" office:value-type="float" office:value="5.26315789473684">
            <text:p>5</text:p>
          </table:table-cell>
          <table:table-cell table:style-name="ce1" table:formula="of:=([.D53]+[.E53])*100/SUM([.D53:.G53])" office:value-type="float" office:value="5.26315789473684">
            <text:p>5</text:p>
          </table:table-cell>
          <table:table-cell table:style-name="ce1" table:formula="of:=([.H53]+[.I53])*100/SUM([.H53:.K53])" office:value-type="float" office:value="44.7368421052632">
            <text:p>45</text:p>
          </table:table-cell>
        </table:table-row>
        <table:table-row table:style-name="ro1">
          <table:table-cell table:number-columns-repeated="2"/>
          <table:table-cell office:value-type="string">
            <text:p>BEL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SUM([.H54:.K54])" office:value-type="float" office:value="38">
            <text:p>38</text:p>
          </table:table-cell>
          <table:table-cell table:style-name="ce1" table:formula="of:=[.D54]*100/SUM([.D54:.G54])" office:value-type="float" office:value="31.5789473684211">
            <text:p>32</text:p>
          </table:table-cell>
          <table:table-cell table:style-name="ce1" table:formula="of:=[.H54]*100/SUM([.H54:.K54])" office:value-type="float" office:value="34.2105263157895">
            <text:p>34</text:p>
          </table:table-cell>
          <table:table-cell table:style-name="ce1" table:formula="of:=([.D54]+[.E54])*100/SUM([.D54:.G54])" office:value-type="float" office:value="52.6315789473684">
            <text:p>53</text:p>
          </table:table-cell>
          <table:table-cell table:style-name="ce1" table:formula="of:=([.H54]+[.I54])*100/SUM([.H54:.K54])" office:value-type="float" office:value="63.1578947368421">
            <text:p>63</text:p>
          </table:table-cell>
        </table:table-row>
        <table:table-row table:style-name="ro1">
          <table:table-cell table:number-columns-repeated="2"/>
          <table:table-cell office:value-type="string">
            <text:p>SMO</text:p>
          </table:table-cell>
          <table:table-cell table:number-columns-repeated="2"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SUM([.H55:.K55])" office:value-type="float" office:value="37">
            <text:p>37</text:p>
          </table:table-cell>
          <table:table-cell table:style-name="ce1" table:formula="of:=[.D55]*100/SUM([.D55:.G55])" office:value-type="float" office:value="16.2162162162162">
            <text:p>16</text:p>
          </table:table-cell>
          <table:table-cell table:style-name="ce1" table:formula="of:=[.H55]*100/SUM([.H55:.K55])" office:value-type="float" office:value="59.4594594594595">
            <text:p>59</text:p>
          </table:table-cell>
          <table:table-cell table:style-name="ce1" table:formula="of:=([.D55]+[.E55])*100/SUM([.D55:.G55])" office:value-type="float" office:value="32.4324324324324">
            <text:p>32</text:p>
          </table:table-cell>
          <table:table-cell table:style-name="ce1" table:formula="of:=([.H55]+[.I55])*100/SUM([.H55:.K55])" office:value-type="float" office:value="59.4594594594595">
            <text:p>59</text:p>
          </table:table-cell>
        </table:table-row>
        <table:table-row table:style-name="ro1">
          <table:table-cell table:number-columns-repeated="2"/>
          <table:table-cell office:value-type="string">
            <text:p>PNZ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SUM([.H56:.K56])" office:value-type="float" office:value="36">
            <text:p>36</text:p>
          </table:table-cell>
          <table:table-cell table:style-name="ce1" table:formula="of:=[.D56]*100/SUM([.D56:.G56])" office:value-type="float" office:value="5.55555555555556">
            <text:p>6</text:p>
          </table:table-cell>
          <table:table-cell table:style-name="ce1" table:formula="of:=[.H56]*100/SUM([.H56:.K56])" office:value-type="float" office:value="5.55555555555556">
            <text:p>6</text:p>
          </table:table-cell>
          <table:table-cell table:style-name="ce1" table:formula="of:=([.D56]+[.E56])*100/SUM([.D56:.G56])" office:value-type="float" office:value="58.3333333333333">
            <text:p>58</text:p>
          </table:table-cell>
          <table:table-cell table:style-name="ce1" table:formula="of:=([.H56]+[.I56])*100/SUM([.H56:.K56])" office:value-type="float" office:value="66.6666666666667">
            <text:p>67</text:p>
          </table:table-cell>
        </table:table-row>
        <table:table-row table:style-name="ro1">
          <table:table-cell table:number-columns-repeated="2"/>
          <table:table-cell office:value-type="string">
            <text:p>RYA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SUM([.H57:.K57])" office:value-type="float" office:value="36">
            <text:p>36</text:p>
          </table:table-cell>
          <table:table-cell table:style-name="ce1" table:formula="of:=[.D57]*100/SUM([.D57:.G57])" office:value-type="float" office:value="13.8888888888889">
            <text:p>14</text:p>
          </table:table-cell>
          <table:table-cell table:style-name="ce1" table:formula="of:=[.H57]*100/SUM([.H57:.K57])" office:value-type="float" office:value="19.4444444444444">
            <text:p>19</text:p>
          </table:table-cell>
          <table:table-cell table:style-name="ce1" table:formula="of:=([.D57]+[.E57])*100/SUM([.D57:.G57])" office:value-type="float" office:value="52.7777777777778">
            <text:p>53</text:p>
          </table:table-cell>
          <table:table-cell table:style-name="ce1" table:formula="of:=([.H57]+[.I57])*100/SUM([.H57:.K57])" office:value-type="float" office:value="61.1111111111111">
            <text:p>61</text:p>
          </table:table-cell>
        </table:table-row>
        <table:table-row table:style-name="ro1">
          <table:table-cell table:number-columns-repeated="2"/>
          <table:table-cell office:value-type="string">
            <text:p>ZAB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SUM([.H58:.K58])" office:value-type="float" office:value="36">
            <text:p>36</text:p>
          </table:table-cell>
          <table:table-cell table:style-name="ce1" table:formula="of:=[.D58]*100/SUM([.D58:.G58])" office:value-type="float" office:value="8.33333333333333">
            <text:p>8</text:p>
          </table:table-cell>
          <table:table-cell table:style-name="ce1" table:formula="of:=[.H58]*100/SUM([.H58:.K58])" office:value-type="float" office:value="13.8888888888889">
            <text:p>14</text:p>
          </table:table-cell>
          <table:table-cell table:style-name="ce1" table:formula="of:=([.D58]+[.E58])*100/SUM([.D58:.G58])" office:value-type="float" office:value="8.33333333333333">
            <text:p>8</text:p>
          </table:table-cell>
          <table:table-cell table:style-name="ce1" table:formula="of:=([.H58]+[.I58])*100/SUM([.H58:.K58])" office:value-type="float" office:value="13.8888888888889">
            <text:p>14</text:p>
          </table:table-cell>
        </table:table-row>
        <table:table-row table:style-name="ro1">
          <table:table-cell table:number-columns-repeated="2"/>
          <table:table-cell office:value-type="string">
            <text:p>DA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SUM([.H59:.K59])" office:value-type="float" office:value="34">
            <text:p>34</text:p>
          </table:table-cell>
          <table:table-cell table:style-name="ce1" table:formula="of:=[.D59]*100/SUM([.D59:.G59])" office:value-type="float" office:value="32.3529411764706">
            <text:p>32</text:p>
          </table:table-cell>
          <table:table-cell table:style-name="ce1" table:formula="of:=[.H59]*100/SUM([.H59:.K59])" office:value-type="float" office:value="5.88235294117647">
            <text:p>6</text:p>
          </table:table-cell>
          <table:table-cell table:style-name="ce1" table:formula="of:=([.D59]+[.E59])*100/SUM([.D59:.G59])" office:value-type="float" office:value="79.4117647058823">
            <text:p>79</text:p>
          </table:table-cell>
          <table:table-cell table:style-name="ce1" table:formula="of:=([.H59]+[.I59])*100/SUM([.H59:.K59])" office:value-type="float" office:value="35.2941176470588">
            <text:p>35</text:p>
          </table:table-cell>
        </table:table-row>
        <table:table-row table:style-name="ro1">
          <table:table-cell table:number-columns-repeated="2"/>
          <table:table-cell office:value-type="string">
            <text:p>KOS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SUM([.H60:.K60])" office:value-type="float" office:value="32">
            <text:p>32</text:p>
          </table:table-cell>
          <table:table-cell table:style-name="ce1" table:formula="of:=[.D60]*100/SUM([.D60:.G60])" office:value-type="float" office:value="0">
            <text:p>0</text:p>
          </table:table-cell>
          <table:table-cell table:style-name="ce1" table:formula="of:=[.H60]*100/SUM([.H60:.K60])" office:value-type="float" office:value="9.375">
            <text:p>9</text:p>
          </table:table-cell>
          <table:table-cell table:style-name="ce1" table:formula="of:=([.D60]+[.E60])*100/SUM([.D60:.G60])" office:value-type="float" office:value="37.5">
            <text:p>38</text:p>
          </table:table-cell>
          <table:table-cell table:style-name="ce1" table:formula="of:=([.H60]+[.I60])*100/SUM([.H60:.K60])" office:value-type="float" office:value="59.375">
            <text:p>59</text:p>
          </table:table-cell>
        </table:table-row>
        <table:table-row table:style-name="ro1">
          <table:table-cell table:number-columns-repeated="2"/>
          <table:table-cell office:value-type="string">
            <text:p>KRS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SUM([.H61:.K61])" office:value-type="float" office:value="28">
            <text:p>28</text:p>
          </table:table-cell>
          <table:table-cell table:style-name="ce1" table:formula="of:=[.D61]*100/SUM([.D61:.G61])" office:value-type="float" office:value="21.4285714285714">
            <text:p>21</text:p>
          </table:table-cell>
          <table:table-cell table:style-name="ce1" table:formula="of:=[.H61]*100/SUM([.H61:.K61])" office:value-type="float" office:value="46.4285714285714">
            <text:p>46</text:p>
          </table:table-cell>
          <table:table-cell table:style-name="ce1" table:formula="of:=([.D61]+[.E61])*100/SUM([.D61:.G61])" office:value-type="float" office:value="50">
            <text:p>50</text:p>
          </table:table-cell>
          <table:table-cell table:style-name="ce1" table:formula="of:=([.H61]+[.I61])*100/SUM([.H61:.K61])" office:value-type="float" office:value="75">
            <text:p>75</text:p>
          </table:table-cell>
        </table:table-row>
        <table:table-row table:style-name="ro1">
          <table:table-cell table:number-columns-repeated="2"/>
          <table:table-cell office:value-type="string">
            <text:p>ME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SUM([.H62:.K62])" office:value-type="float" office:value="26">
            <text:p>26</text:p>
          </table:table-cell>
          <table:table-cell table:style-name="ce1" table:formula="of:=[.D62]*100/SUM([.D62:.G62])" office:value-type="float" office:value="15.3846153846154">
            <text:p>15</text:p>
          </table:table-cell>
          <table:table-cell table:style-name="ce1" table:formula="of:=[.H62]*100/SUM([.H62:.K62])" office:value-type="float" office:value="42.3076923076923">
            <text:p>42</text:p>
          </table:table-cell>
          <table:table-cell table:style-name="ce1" table:formula="of:=([.D62]+[.E62])*100/SUM([.D62:.G62])" office:value-type="float" office:value="42.3076923076923">
            <text:p>42</text:p>
          </table:table-cell>
          <table:table-cell table:style-name="ce1" table:formula="of:=([.H62]+[.I62])*100/SUM([.H62:.K62])" office:value-type="float" office:value="65.3846153846154">
            <text:p>65</text:p>
          </table:table-cell>
        </table:table-row>
        <table:table-row table:style-name="ro1">
          <table:table-cell table:number-columns-repeated="2"/>
          <table:table-cell office:value-type="string">
            <text:p>MO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SUM([.H63:.K63])" office:value-type="float" office:value="25">
            <text:p>25</text:p>
          </table:table-cell>
          <table:table-cell table:style-name="ce1" table:formula="of:=[.D63]*100/SUM([.D63:.G63])" office:value-type="float" office:value="32">
            <text:p>32</text:p>
          </table:table-cell>
          <table:table-cell table:style-name="ce1" table:formula="of:=[.H63]*100/SUM([.H63:.K63])" office:value-type="float" office:value="8">
            <text:p>8</text:p>
          </table:table-cell>
          <table:table-cell table:style-name="ce1" table:formula="of:=([.D63]+[.E63])*100/SUM([.D63:.G63])" office:value-type="float" office:value="56">
            <text:p>56</text:p>
          </table:table-cell>
          <table:table-cell table:style-name="ce1" table:formula="of:=([.H63]+[.I63])*100/SUM([.H63:.K63])" office:value-type="float" office:value="40">
            <text:p>40</text:p>
          </table:table-cell>
        </table:table-row>
        <table:table-row table:style-name="ro1">
          <table:table-cell table:number-columns-repeated="2"/>
          <table:table-cell office:value-type="string">
            <text:p>KAM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SUM([.H64:.K64])" office:value-type="float" office:value="23">
            <text:p>23</text:p>
          </table:table-cell>
          <table:table-cell table:style-name="ce1" table:formula="of:=[.D64]*100/SUM([.D64:.G64])" office:value-type="float" office:value="26.0869565217391">
            <text:p>26</text:p>
          </table:table-cell>
          <table:table-cell table:style-name="ce1" table:formula="of:=[.H64]*100/SUM([.H64:.K64])" office:value-type="float" office:value="26.0869565217391">
            <text:p>26</text:p>
          </table:table-cell>
          <table:table-cell table:style-name="ce1" table:formula="of:=([.D64]+[.E64])*100/SUM([.D64:.G64])" office:value-type="float" office:value="39.1304347826087">
            <text:p>39</text:p>
          </table:table-cell>
          <table:table-cell table:style-name="ce1" table:formula="of:=([.H64]+[.I64])*100/SUM([.H64:.K64])" office:value-type="float" office:value="43.4782608695652">
            <text:p>43</text:p>
          </table:table-cell>
        </table:table-row>
        <table:table-row table:style-name="ro1">
          <table:table-cell table:number-columns-repeated="2"/>
          <table:table-cell office:value-type="string">
            <text:p>K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SUM([.H65:.K65])" office:value-type="float" office:value="20">
            <text:p>20</text:p>
          </table:table-cell>
          <table:table-cell table:style-name="ce1" table:formula="of:=[.D65]*100/SUM([.D65:.G65])" office:value-type="float" office:value="0">
            <text:p>0</text:p>
          </table:table-cell>
          <table:table-cell table:style-name="ce1" table:formula="of:=[.H65]*100/SUM([.H65:.K65])" office:value-type="float" office:value="0">
            <text:p>0</text:p>
          </table:table-cell>
          <table:table-cell table:style-name="ce1" table:formula="of:=([.D65]+[.E65])*100/SUM([.D65:.G65])" office:value-type="float" office:value="10">
            <text:p>10</text:p>
          </table:table-cell>
          <table:table-cell table:style-name="ce1" table:formula="of:=([.H65]+[.I65])*100/SUM([.H65:.K65])"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string">
            <text:p>TY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SUM([.H66:.K66])" office:value-type="float" office:value="20">
            <text:p>20</text:p>
          </table:table-cell>
          <table:table-cell table:style-name="ce1" table:formula="of:=[.D66]*100/SUM([.D66:.G66])" office:value-type="float" office:value="5">
            <text:p>5</text:p>
          </table:table-cell>
          <table:table-cell table:style-name="ce1" table:formula="of:=[.H66]*100/SUM([.H66:.K66])" office:value-type="float" office:value="5">
            <text:p>5</text:p>
          </table:table-cell>
          <table:table-cell table:style-name="ce1" table:formula="of:=([.D66]+[.E66])*100/SUM([.D66:.G66])" office:value-type="float" office:value="30">
            <text:p>30</text:p>
          </table:table-cell>
          <table:table-cell table:style-name="ce1" table:formula="of:=([.H66]+[.I66])*100/SUM([.H66:.K66])" office:value-type="float" office:value="40">
            <text:p>40</text:p>
          </table:table-cell>
        </table:table-row>
        <table:table-row table:style-name="ro1">
          <table:table-cell table:number-columns-repeated="2"/>
          <table:table-cell office:value-type="string">
            <text:p>LIP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H67:.K67])" office:value-type="float" office:value="15">
            <text:p>15</text:p>
          </table:table-cell>
          <table:table-cell table:style-name="ce1" table:formula="of:=[.D67]*100/SUM([.D67:.G67])" office:value-type="float" office:value="13.3333333333333">
            <text:p>13</text:p>
          </table:table-cell>
          <table:table-cell table:style-name="ce1" table:formula="of:=[.H67]*100/SUM([.H67:.K67])" office:value-type="float" office:value="13.3333333333333">
            <text:p>13</text:p>
          </table:table-cell>
          <table:table-cell table:style-name="ce1" table:formula="of:=([.D67]+[.E67])*100/SUM([.D67:.G67])" office:value-type="float" office:value="60">
            <text:p>60</text:p>
          </table:table-cell>
          <table:table-cell table:style-name="ce1" table:formula="of:=([.H67]+[.I67])*100/SUM([.H67:.K67])" office:value-type="float" office:value="60">
            <text:p>60</text:p>
          </table:table-cell>
        </table:table-row>
        <table:table-row table:style-name="ro1">
          <table:table-cell table:number-columns-repeated="2"/>
          <table:table-cell office:value-type="string">
            <text:p>KL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SUM([.H68:.K68])" office:value-type="float" office:value="14">
            <text:p>14</text:p>
          </table:table-cell>
          <table:table-cell table:style-name="ce1" table:formula="of:=[.D68]*100/SUM([.D68:.G68])" office:value-type="float" office:value="21.4285714285714">
            <text:p>21</text:p>
          </table:table-cell>
          <table:table-cell table:style-name="ce1" table:formula="of:=[.H68]*100/SUM([.H68:.K68])" office:value-type="float" office:value="7.14285714285714">
            <text:p>7</text:p>
          </table:table-cell>
          <table:table-cell table:style-name="ce1" table:formula="of:=([.D68]+[.E68])*100/SUM([.D68:.G68])" office:value-type="float" office:value="50">
            <text:p>50</text:p>
          </table:table-cell>
          <table:table-cell table:style-name="ce1" table:formula="of:=([.H68]+[.I68])*100/SUM([.H68:.K68])" office:value-type="float" office:value="28.5714285714286">
            <text:p>29</text:p>
          </table:table-cell>
        </table:table-row>
        <table:table-row table:style-name="ro1">
          <table:table-cell table:number-columns-repeated="2"/>
          <table:table-cell office:value-type="string">
            <text:p>MAG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SUM([.H69:.K69])" office:value-type="float" office:value="14">
            <text:p>14</text:p>
          </table:table-cell>
          <table:table-cell table:style-name="ce1" table:formula="of:=[.D69]*100/SUM([.D69:.G69])" office:value-type="float" office:value="14.2857142857143">
            <text:p>14</text:p>
          </table:table-cell>
          <table:table-cell table:style-name="ce1" table:formula="of:=[.H69]*100/SUM([.H69:.K69])" office:value-type="float" office:value="14.2857142857143">
            <text:p>14</text:p>
          </table:table-cell>
          <table:table-cell table:style-name="ce1" table:formula="of:=([.D69]+[.E69])*100/SUM([.D69:.G69])" office:value-type="float" office:value="28.5714285714286">
            <text:p>29</text:p>
          </table:table-cell>
          <table:table-cell table:style-name="ce1" table:formula="of:=([.H69]+[.I69])*100/SUM([.H69:.K69])" office:value-type="float" office:value="42.8571428571429">
            <text:p>43</text:p>
          </table:table-cell>
        </table:table-row>
        <table:table-row table:style-name="ro1">
          <table:table-cell table:number-columns-repeated="2"/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70:.K70])" office:value-type="float" office:value="11">
            <text:p>11</text:p>
          </table:table-cell>
          <table:table-cell table:style-name="ce1" table:formula="of:=[.D70]*100/SUM([.D70:.G70])" office:value-type="float" office:value="0">
            <text:p>0</text:p>
          </table:table-cell>
          <table:table-cell table:style-name="ce1" table:formula="of:=[.H70]*100/SUM([.H70:.K70])" office:value-type="float" office:value="0">
            <text:p>0</text:p>
          </table:table-cell>
          <table:table-cell table:style-name="ce1" table:formula="of:=([.D70]+[.E70])*100/SUM([.D70:.G70])" office:value-type="float" office:value="54.5454545454546">
            <text:p>55</text:p>
          </table:table-cell>
          <table:table-cell table:style-name="ce1" table:formula="of:=([.H70]+[.I70])*100/SUM([.H70:.K70])" office:value-type="float" office:value="72.7272727272727">
            <text:p>73</text:p>
          </table:table-cell>
        </table:table-row>
        <table:table-row table:style-name="ro1">
          <table:table-cell table:number-columns-repeated="2"/>
          <table:table-cell office:value-type="string">
            <text:p>A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71:.K71])" office:value-type="float" office:value="10">
            <text:p>10</text:p>
          </table:table-cell>
          <table:table-cell table:style-name="ce1" table:formula="of:=[.D71]*100/SUM([.D71:.G71])" office:value-type="float" office:value="0">
            <text:p>0</text:p>
          </table:table-cell>
          <table:table-cell table:style-name="ce1" table:formula="of:=[.H71]*100/SUM([.H71:.K71])" office:value-type="float" office:value="0">
            <text:p>0</text:p>
          </table:table-cell>
          <table:table-cell table:style-name="ce1" table:formula="of:=([.D71]+[.E71])*100/SUM([.D71:.G71])" office:value-type="float" office:value="60">
            <text:p>60</text:p>
          </table:table-cell>
          <table:table-cell table:style-name="ce1" table:formula="of:=([.H71]+[.I71])*100/SUM([.H71:.K71])" office:value-type="float" office:value="60">
            <text:p>60</text:p>
          </table:table-cell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SUM([.H72:.K72])" office:value-type="float" office:value="8">
            <text:p>8</text:p>
          </table:table-cell>
          <table:table-cell table:style-name="ce1" table:formula="of:=[.D72]*100/SUM([.D72:.G72])" office:value-type="float" office:value="0">
            <text:p>0</text:p>
          </table:table-cell>
          <table:table-cell table:style-name="ce1" table:formula="of:=[.H72]*100/SUM([.H72:.K72])" office:value-type="float" office:value="0">
            <text:p>0</text:p>
          </table:table-cell>
          <table:table-cell table:style-name="ce1" table:formula="of:=([.D72]+[.E72])*100/SUM([.D72:.G72])" office:value-type="float" office:value="25">
            <text:p>25</text:p>
          </table:table-cell>
          <table:table-cell table:style-name="ce1" table:formula="of:=([.H72]+[.I72])*100/SUM([.H72:.K72])" office:value-type="float" office:value="12.5">
            <text:p>13</text:p>
          </table:table-cell>
        </table:table-row>
        <table:table-row table:style-name="ro1">
          <table:table-cell table:number-columns-repeated="2"/>
          <table:table-cell office:value-type="string">
            <text:p>K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SUM([.H73:.K73])" office:value-type="float" office:value="8">
            <text:p>8</text:p>
          </table:table-cell>
          <table:table-cell table:style-name="ce1" table:formula="of:=[.D73]*100/SUM([.D73:.G73])" office:value-type="float" office:value="12.5">
            <text:p>13</text:p>
          </table:table-cell>
          <table:table-cell table:style-name="ce1" table:formula="of:=[.H73]*100/SUM([.H73:.K73])" office:value-type="float" office:value="12.5">
            <text:p>13</text:p>
          </table:table-cell>
          <table:table-cell table:style-name="ce1" table:formula="of:=([.D73]+[.E73])*100/SUM([.D73:.G73])" office:value-type="float" office:value="62.5">
            <text:p>63</text:p>
          </table:table-cell>
          <table:table-cell table:style-name="ce1" table:formula="of:=([.H73]+[.I73])*100/SUM([.H73:.K73])"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YE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74:.K74])" office:value-type="float" office:value="6">
            <text:p>6</text:p>
          </table:table-cell>
          <table:table-cell table:style-name="ce1" table:formula="of:=[.D74]*100/SUM([.D74:.G74])" office:value-type="float" office:value="33.3333333333333">
            <text:p>33</text:p>
          </table:table-cell>
          <table:table-cell table:style-name="ce1" table:formula="of:=[.H74]*100/SUM([.H74:.K74])" office:value-type="float" office:value="50">
            <text:p>50</text:p>
          </table:table-cell>
          <table:table-cell table:style-name="ce1" table:formula="of:=([.D74]+[.E74])*100/SUM([.D74:.G74])" office:value-type="float" office:value="50">
            <text:p>50</text:p>
          </table:table-cell>
          <table:table-cell table:style-name="ce1" table:formula="of:=([.H74]+[.I74])*100/SUM([.H74:.K74])" office:value-type="float" office:value="50">
            <text:p>50</text:p>
          </table:table-cell>
        </table:table-row>
        <table:table-row table:style-name="ro1" table:number-rows-repeated="1048501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Лист1.C3:Лист1.P17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dc:date>2013-08-02T13:46:15</dc:date>
    <dc:creator>Максим Дубинин</dc:creator>
    <meta:editing-duration>PT27M33S</meta:editing-duration>
    <meta:editing-cycles>9</meta:editing-cycles>
    <meta:document-statistic meta:table-count="1" meta:cell-count="103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1">
      <style:chart-properties chart:display-label="true" chart:logarithmic="false" chart:maximum="1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252cm" svg:height="18.053cm" xlink:href=".." xlink:type="simple" chart:class="chart:bar" chart:style-name="ch1">
        <chart:legend svg:x="17.599cm" svg:y="2.537cm" style:legend-expansion="custom" chartooo:width="3.819cm" chartooo:height="2.716cm" style:legend-expansion-aspect-ratio="1.40611192930781" chart:style-name="ch2"/>
        <chart:plot-area chart:style-name="ch3" table:cell-range-address="Лист1.B3:Лист1.B17 Лист1.M3:Лист1.N17" chart:data-source-has-labels="both" svg:x="1.642cm" svg:y="0.236cm" svg:width="23.02cm" svg:height="16.352cm">
          <chartooo:coordinate-region svg:x="2.449cm" svg:y="0.436cm" svg:width="22.213cm" svg:height="11.986cm"/>
          <chart:axis chart:dimension="x" chart:name="primary-x" chart:style-name="ch4" chartooo:axis-type="auto">
            <chartooo:date-scale/>
            <chart:title svg:x="12.057cm" svg:y="16.949cm" chart:style-name="ch5">
              <text:p>REGION</text:p>
            </chart:title>
            <chart:categories table:cell-range-address="Лист1.B3:Лист1.B17"/>
          </chart:axis>
          <chart:axis chart:dimension="y" chart:name="primary-y" chart:style-name="ch6">
            <chart:title svg:x="0.225cm" svg:y="10.896cm" chart:style-name="ch7">
              <text:p>PERCENT MAPPED</text:p>
            </chart:title>
            <chart:grid chart:style-name="ch8" chart:class="major"/>
          </chart:axis>
          <chart:series chart:style-name="ch9" chart:values-cell-range-address="Лист1.M3:Лист1.M17" chart:label-cell-address="" chart:class="chart:bar">
            <chart:data-point chart:repeated="15"/>
          </chart:series>
          <chart:series chart:style-name="ch10" chart:values-cell-range-address="Лист1.N3:Лист1.N17" chart:label-cell-address="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bld-before'</text:p>
              </table:table-cell>
              <table:table-cell office:value-type="string">
                <text:p>'bld-after'</text:p>
              </table:table-cell>
            </table:table-row>
          </table:table-header-rows>
          <table:table-rows>
            <table:table-row>
              <table:table-cell office:value-type="string">
                <text:p>Moscow (n=136)</text:p>
                <draw:g>
                  <svg:desc>Лист1.B3:Лист1.B17</svg:desc>
                </draw:g>
              </table:table-cell>
              <table:table-cell office:value-type="float" office:value="50">
                <text:p>50</text:p>
                <draw:g>
                  <svg:desc>Лист1.M3:Лист1.M17</svg:desc>
                </draw:g>
              </table:table-cell>
              <table:table-cell office:value-type="float" office:value="96.3235294117647">
                <text:p>96.3235294117647</text:p>
                <draw:g>
                  <svg:desc>Лист1.N3:Лист1.N17</svg:desc>
                </draw:g>
              </table:table-cell>
            </table:table-row>
            <table:table-row>
              <table:table-cell office:value-type="string">
                <text:p>St.Petersburg (n=95)</text:p>
              </table:table-cell>
              <table:table-cell office:value-type="float" office:value="60">
                <text:p>60</text:p>
              </table:table-cell>
              <table:table-cell office:value-type="float" office:value="95.7894736842105">
                <text:p>95.7894736842105</text:p>
              </table:table-cell>
            </table:table-row>
            <table:table-row>
              <table:table-cell office:value-type="string">
                <text:p>Arkhangels (n=94)</text:p>
              </table:table-cell>
              <table:table-cell office:value-type="float" office:value="34.0425531914894">
                <text:p>34.0425531914894</text:p>
              </table:table-cell>
              <table:table-cell office:value-type="float" office:value="44.6808510638298">
                <text:p>44.6808510638298</text:p>
              </table:table-cell>
            </table:table-row>
            <table:table-row>
              <table:table-cell office:value-type="string">
                <text:p>Sverdlovsk (n=191)</text:p>
              </table:table-cell>
              <table:table-cell office:value-type="float" office:value="32.4607329842932">
                <text:p>32.4607329842932</text:p>
              </table:table-cell>
              <table:table-cell office:value-type="float" office:value="33.5078534031414">
                <text:p>33.5078534031414</text:p>
              </table:table-cell>
            </table:table-row>
            <table:table-row>
              <table:table-cell office:value-type="string">
                <text:p>Rostov (n=129)</text:p>
              </table:table-cell>
              <table:table-cell office:value-type="float" office:value="14.7286821705426">
                <text:p>14.7286821705426</text:p>
              </table:table-cell>
              <table:table-cell office:value-type="float" office:value="15.5038759689922">
                <text:p>15.5038759689922</text:p>
              </table:table-cell>
            </table:table-row>
            <table:table-row>
              <table:table-cell office:value-type="string">
                <text:p>Moscow reg (n=232)</text:p>
              </table:table-cell>
              <table:table-cell office:value-type="float" office:value="12.5">
                <text:p>12.5</text:p>
              </table:table-cell>
              <table:table-cell office:value-type="float" office:value="13.7931034482759">
                <text:p>13.7931034482759</text:p>
              </table:table-cell>
            </table:table-row>
            <table:table-row>
              <table:table-cell office:value-type="string">
                <text:p>Nizhegorod (n=129)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46.5116279069767">
                <text:p>46.5116279069767</text:p>
              </table:table-cell>
            </table:table-row>
            <table:table-row>
              <table:table-cell office:value-type="string">
                <text:p>Kemerovo (n=177)</text:p>
              </table:table-cell>
              <table:table-cell office:value-type="float" office:value="29.3785310734463">
                <text:p>29.3785310734463</text:p>
              </table:table-cell>
              <table:table-cell office:value-type="float" office:value="29.3785310734463">
                <text:p>29.3785310734463</text:p>
              </table:table-cell>
            </table:table-row>
            <table:table-row>
              <table:table-cell office:value-type="string">
                <text:p>Bashkiria (n=104)</text:p>
              </table:table-cell>
              <table:table-cell office:value-type="float" office:value="14.4230769230769">
                <text:p>14.4230769230769</text:p>
              </table:table-cell>
              <table:table-cell office:value-type="float" office:value="33.6538461538462">
                <text:p>33.6538461538462</text:p>
              </table:table-cell>
            </table:table-row>
            <table:table-row>
              <table:table-cell office:value-type="string">
                <text:p>Perm (n=166)</text:p>
              </table:table-cell>
              <table:table-cell office:value-type="float" office:value="27.710843373494">
                <text:p>27.710843373494</text:p>
              </table:table-cell>
              <table:table-cell office:value-type="float" office:value="31.9277108433735">
                <text:p>31.9277108433735</text:p>
              </table:table-cell>
            </table:table-row>
            <table:table-row>
              <table:table-cell office:value-type="string">
                <text:p>Krasnodar (n=123)</text:p>
              </table:table-cell>
              <table:table-cell office:value-type="float" office:value="12.1951219512195">
                <text:p>12.1951219512195</text:p>
              </table:table-cell>
              <table:table-cell office:value-type="float" office:value="17.8861788617886">
                <text:p>17.8861788617886</text:p>
              </table:table-cell>
            </table:table-row>
            <table:table-row>
              <table:table-cell office:value-type="string">
                <text:p>Altaisky (n=93)</text:p>
              </table:table-cell>
              <table:table-cell office:value-type="float" office:value="19.3548387096774">
                <text:p>19.3548387096774</text:p>
              </table:table-cell>
              <table:table-cell office:value-type="float" office:value="36.5591397849462">
                <text:p>36.5591397849462</text:p>
              </table:table-cell>
            </table:table-row>
            <table:table-row>
              <table:table-cell office:value-type="string">
                <text:p>Tumen (n=93)</text:p>
              </table:table-cell>
              <table:table-cell office:value-type="float" office:value="10.752688172043">
                <text:p>10.752688172043</text:p>
              </table:table-cell>
              <table:table-cell office:value-type="float" office:value="21.505376344086">
                <text:p>21.505376344086</text:p>
              </table:table-cell>
            </table:table-row>
            <table:table-row>
              <table:table-cell office:value-type="string">
                <text:p>Irkutsk (n=125)</text:p>
              </table:table-cell>
              <table:table-cell office:value-type="float" office:value="17.6">
                <text:p>17.6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Krasnoyarsk (n=161)</text:p>
              </table:table-cell>
              <table:table-cell office:value-type="float" office:value="12.4223602484472">
                <text:p>12.4223602484472</text:p>
              </table:table-cell>
              <table:table-cell office:value-type="float" office:value="27.9503105590062">
                <text:p>27.9503105590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1">
      <style:chart-properties chart:display-label="true" chart:logarithmic="false" chart:maximum="1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252cm" svg:height="18.053cm" xlink:href=".." xlink:type="simple" chart:class="chart:bar" chart:style-name="ch1">
        <chart:legend svg:x="19.062cm" svg:y="1.053cm" style:legend-expansion="custom" chartooo:width="5.076cm" chartooo:height="2.824cm" style:legend-expansion-aspect-ratio="1.79745042492918" chart:style-name="ch2"/>
        <chart:plot-area chart:style-name="ch3" table:cell-range-address="Лист1.B3:Лист1.B17 Лист1.O3:Лист1.P17" chart:data-source-has-labels="both" svg:x="1.642cm" svg:y="0.235cm" svg:width="23.019cm" svg:height="16.352cm">
          <chartooo:coordinate-region svg:x="2.449cm" svg:y="0.435cm" svg:width="22.212cm" svg:height="11.986cm"/>
          <chart:axis chart:dimension="x" chart:name="primary-x" chart:style-name="ch4" chartooo:axis-type="auto">
            <chartooo:date-scale/>
            <chart:title svg:x="12.056cm" svg:y="16.948cm" chart:style-name="ch5">
              <text:p>REGION</text:p>
            </chart:title>
            <chart:categories table:cell-range-address="Лист1.B3:Лист1.B17"/>
          </chart:axis>
          <chart:axis chart:dimension="y" chart:name="primary-y" chart:style-name="ch6">
            <chart:title svg:x="0.225cm" svg:y="10.895cm" chart:style-name="ch7">
              <text:p>PERCENT MAPPED</text:p>
            </chart:title>
            <chart:grid chart:style-name="ch8" chart:class="major"/>
          </chart:axis>
          <chart:series chart:style-name="ch9" chart:values-cell-range-address="Лист1.O3:Лист1.O17" chart:label-cell-address="" chart:class="chart:bar">
            <chart:data-point chart:repeated="15"/>
          </chart:series>
          <chart:series chart:style-name="ch10" chart:values-cell-range-address="Лист1.P3:Лист1.P17" chart:label-cell-address="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bld&amp;str-before'</text:p>
              </table:table-cell>
              <table:table-cell office:value-type="string">
                <text:p>'bld&amp;str-after'</text:p>
              </table:table-cell>
            </table:table-row>
          </table:table-header-rows>
          <table:table-rows>
            <table:table-row>
              <table:table-cell office:value-type="string">
                <text:p>Moscow (n=136)</text:p>
                <draw:g>
                  <svg:desc>Лист1.B3:Лист1.B17</svg:desc>
                </draw:g>
              </table:table-cell>
              <table:table-cell office:value-type="float" office:value="84.5588235294118">
                <text:p>84.5588235294118</text:p>
                <draw:g>
                  <svg:desc>Лист1.O3:Лист1.O17</svg:desc>
                </draw:g>
              </table:table-cell>
              <table:table-cell office:value-type="float" office:value="100">
                <text:p>100</text:p>
                <draw:g>
                  <svg:desc>Лист1.P3:Лист1.P17</svg:desc>
                </draw:g>
              </table:table-cell>
            </table:table-row>
            <table:table-row>
              <table:table-cell office:value-type="string">
                <text:p>St.Petersburg (n=95)</text:p>
              </table:table-cell>
              <table:table-cell office:value-type="float" office:value="84.2105263157895">
                <text:p>84.2105263157895</text:p>
              </table:table-cell>
              <table:table-cell office:value-type="float" office:value="96.8421052631579">
                <text:p>96.8421052631579</text:p>
              </table:table-cell>
            </table:table-row>
            <table:table-row>
              <table:table-cell office:value-type="string">
                <text:p>Arkhangels (n=94)</text:p>
              </table:table-cell>
              <table:table-cell office:value-type="float" office:value="68.0851063829787">
                <text:p>68.0851063829787</text:p>
              </table:table-cell>
              <table:table-cell office:value-type="float" office:value="80.8510638297872">
                <text:p>80.8510638297872</text:p>
              </table:table-cell>
            </table:table-row>
            <table:table-row>
              <table:table-cell office:value-type="string">
                <text:p>Sverdlovsk (n=191)</text:p>
              </table:table-cell>
              <table:table-cell office:value-type="float" office:value="62.8272251308901">
                <text:p>62.8272251308901</text:p>
              </table:table-cell>
              <table:table-cell office:value-type="float" office:value="73.8219895287958">
                <text:p>73.8219895287958</text:p>
              </table:table-cell>
            </table:table-row>
            <table:table-row>
              <table:table-cell office:value-type="string">
                <text:p>Rostov (n=129)</text:p>
              </table:table-cell>
              <table:table-cell office:value-type="float" office:value="58.9147286821705">
                <text:p>58.9147286821705</text:p>
              </table:table-cell>
              <table:table-cell office:value-type="float" office:value="68.9922480620155">
                <text:p>68.9922480620155</text:p>
              </table:table-cell>
            </table:table-row>
            <table:table-row>
              <table:table-cell office:value-type="string">
                <text:p>Moscow reg (n=232)</text:p>
              </table:table-cell>
              <table:table-cell office:value-type="float" office:value="58.6206896551724">
                <text:p>58.6206896551724</text:p>
              </table:table-cell>
              <table:table-cell office:value-type="float" office:value="64.2241379310345">
                <text:p>64.2241379310345</text:p>
              </table:table-cell>
            </table:table-row>
            <table:table-row>
              <table:table-cell office:value-type="string">
                <text:p>Nizhegorod (n=129)</text:p>
              </table:table-cell>
              <table:table-cell office:value-type="float" office:value="55.8139534883721">
                <text:p>55.8139534883721</text:p>
              </table:table-cell>
              <table:table-cell office:value-type="float" office:value="62.7906976744186">
                <text:p>62.7906976744186</text:p>
              </table:table-cell>
            </table:table-row>
            <table:table-row>
              <table:table-cell office:value-type="string">
                <text:p>Kemerovo (n=177)</text:p>
              </table:table-cell>
              <table:table-cell office:value-type="float" office:value="51.9774011299435">
                <text:p>51.9774011299435</text:p>
              </table:table-cell>
              <table:table-cell office:value-type="float" office:value="54.2372881355932">
                <text:p>54.2372881355932</text:p>
              </table:table-cell>
            </table:table-row>
            <table:table-row>
              <table:table-cell office:value-type="string">
                <text:p>Bashkiria (n=104)</text:p>
              </table:table-cell>
              <table:table-cell office:value-type="float" office:value="50">
                <text:p>50</text:p>
              </table:table-cell>
              <table:table-cell office:value-type="float" office:value="60.5769230769231">
                <text:p>60.5769230769231</text:p>
              </table:table-cell>
            </table:table-row>
            <table:table-row>
              <table:table-cell office:value-type="string">
                <text:p>Perm (n=166)</text:p>
              </table:table-cell>
              <table:table-cell office:value-type="float" office:value="48.1927710843374">
                <text:p>48.1927710843374</text:p>
              </table:table-cell>
              <table:table-cell office:value-type="float" office:value="59.6385542168675">
                <text:p>59.6385542168675</text:p>
              </table:table-cell>
            </table:table-row>
            <table:table-row>
              <table:table-cell office:value-type="string">
                <text:p>Krasnodar (n=123)</text:p>
              </table:table-cell>
              <table:table-cell office:value-type="float" office:value="42.2764227642276">
                <text:p>42.2764227642276</text:p>
              </table:table-cell>
              <table:table-cell office:value-type="float" office:value="78.8617886178862">
                <text:p>78.8617886178862</text:p>
              </table:table-cell>
            </table:table-row>
            <table:table-row>
              <table:table-cell office:value-type="string">
                <text:p>Altaisky (n=93)</text:p>
              </table:table-cell>
              <table:table-cell office:value-type="float" office:value="41.9354838709677">
                <text:p>41.9354838709677</text:p>
              </table:table-cell>
              <table:table-cell office:value-type="float" office:value="62.3655913978495">
                <text:p>62.3655913978495</text:p>
              </table:table-cell>
            </table:table-row>
            <table:table-row>
              <table:table-cell office:value-type="string">
                <text:p>Tumen (n=93)</text:p>
              </table:table-cell>
              <table:table-cell office:value-type="float" office:value="40.8602150537634">
                <text:p>40.8602150537634</text:p>
              </table:table-cell>
              <table:table-cell office:value-type="float" office:value="48.3870967741936">
                <text:p>48.3870967741936</text:p>
              </table:table-cell>
            </table:table-row>
            <table:table-row>
              <table:table-cell office:value-type="string">
                <text:p>Irkutsk (n=125)</text:p>
              </table:table-cell>
              <table:table-cell office:value-type="float" office:value="40.8">
                <text:p>40.8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Krasnoyarsk (n=161)</text:p>
              </table:table-cell>
              <table:table-cell office:value-type="float" office:value="39.1304347826087">
                <text:p>39.1304347826087</text:p>
              </table:table-cell>
              <table:table-cell office:value-type="float" office:value="50.9316770186335">
                <text:p>50.93167701863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